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nion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nions</text:p>
          </table:table-cell>
          <table:table-cell office:value-type="string" calcext:value-type="string">
            <text:p>TC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(gas)=TCG+E</text:p>
          </table:table-cell>
          <table:table-cell office:value-type="string" calcext:value-type="string">
            <text:p>dG(sol)</text:p>
          </table:table-cell>
        </table:table-row>
        <table:table-row table:style-name="ro1">
          <table:table-cell office:value-type="string" calcext:value-type="string">
            <text:p>a1-2</text:p>
          </table:table-cell>
          <table:table-cell office:value-type="float" office:value="0.02861" calcext:value-type="float">
            <text:p>0.02861</text:p>
          </table:table-cell>
          <table:table-cell office:value-type="float" office:value="-229.467144" calcext:value-type="float">
            <text:p>-229.467144</text:p>
          </table:table-cell>
          <table:table-cell office:value-type="float" office:value="-229.438534" calcext:value-type="float">
            <text:p>-229.438534</text:p>
          </table:table-cell>
          <table:table-cell office:value-type="float" office:value="-64.94" calcext:value-type="float">
            <text:p>-64.94</text:p>
          </table:table-cell>
        </table:table-row>
        <table:table-row table:style-name="ro1">
          <table:table-cell office:value-type="string" calcext:value-type="string">
            <text:p>a1-3</text:p>
          </table:table-cell>
          <table:table-cell office:value-type="float" office:value="0.028988" calcext:value-type="float">
            <text:p>0.028988</text:p>
          </table:table-cell>
          <table:table-cell office:value-type="float" office:value="-229.459639" calcext:value-type="float">
            <text:p>-229.459639</text:p>
          </table:table-cell>
          <table:table-cell office:value-type="float" office:value="-229.430651" calcext:value-type="float">
            <text:p>-229.430651</text:p>
          </table:table-cell>
          <table:table-cell office:value-type="float" office:value="-65.17" calcext:value-type="float">
            <text:p>-65.17</text:p>
          </table:table-cell>
        </table:table-row>
        <table:table-row table:style-name="ro1">
          <table:table-cell office:value-type="string" calcext:value-type="string">
            <text:p>a2-2</text:p>
          </table:table-cell>
          <table:table-cell office:value-type="float" office:value="0.025289" calcext:value-type="float">
            <text:p>0.025289</text:p>
          </table:table-cell>
          <table:table-cell office:value-type="float" office:value="-552.466609" calcext:value-type="float">
            <text:p>-552.466609</text:p>
          </table:table-cell>
          <table:table-cell office:value-type="float" office:value="-552.44132" calcext:value-type="float">
            <text:p>-552.44132</text:p>
          </table:table-cell>
          <table:table-cell office:value-type="float" office:value="-61.59" calcext:value-type="float">
            <text:p>-61.59</text:p>
          </table:table-cell>
        </table:table-row>
        <table:table-row table:style-name="ro1">
          <table:table-cell office:value-type="string" calcext:value-type="string">
            <text:p>a2-3</text:p>
          </table:table-cell>
          <table:table-cell office:value-type="float" office:value="0.024738" calcext:value-type="float">
            <text:p>0.024738</text:p>
          </table:table-cell>
          <table:table-cell office:value-type="float" office:value="-552.453263" calcext:value-type="float">
            <text:p>-552.453263</text:p>
          </table:table-cell>
          <table:table-cell office:value-type="float" office:value="-552.428525" calcext:value-type="float">
            <text:p>-552.428525</text:p>
          </table:table-cell>
          <table:table-cell office:value-type="float" office:value="-62.08" calcext:value-type="float">
            <text:p>-62.08</text:p>
          </table:table-cell>
        </table:table-row>
        <table:table-row table:style-name="ro1">
          <table:table-cell office:value-type="string" calcext:value-type="string">
            <text:p>a3-2</text:p>
          </table:table-cell>
          <table:table-cell office:value-type="float" office:value="0.066085" calcext:value-type="float">
            <text:p>0.066085</text:p>
          </table:table-cell>
          <table:table-cell office:value-type="float" office:value="-248.921456" calcext:value-type="float">
            <text:p>-248.921456</text:p>
          </table:table-cell>
          <table:table-cell office:value-type="float" office:value="-248.855371" calcext:value-type="float">
            <text:p>-248.855371</text:p>
          </table:table-cell>
          <table:table-cell office:value-type="float" office:value="-63.31" calcext:value-type="float">
            <text:p>-63.31</text:p>
          </table:table-cell>
        </table:table-row>
        <table:table-row table:style-name="ro1">
          <table:table-cell office:value-type="string" calcext:value-type="string">
            <text:p>a3-3</text:p>
          </table:table-cell>
          <table:table-cell office:value-type="float" office:value="0.065909" calcext:value-type="float">
            <text:p>0.065909</text:p>
          </table:table-cell>
          <table:table-cell office:value-type="float" office:value="-248.902398" calcext:value-type="float">
            <text:p>-248.902398</text:p>
          </table:table-cell>
          <table:table-cell office:value-type="float" office:value="-248.836489" calcext:value-type="float">
            <text:p>-248.836489</text:p>
          </table:table-cell>
          <table:table-cell office:value-type="float" office:value="-68.22" calcext:value-type="float">
            <text:p>-68.22</text:p>
          </table:table-cell>
        </table:table-row>
        <table:table-row table:style-name="ro1">
          <table:table-cell office:value-type="string" calcext:value-type="string">
            <text:p>a4-2</text:p>
          </table:table-cell>
          <table:table-cell office:value-type="float" office:value="0.108504" calcext:value-type="float">
            <text:p>0.108504</text:p>
          </table:table-cell>
          <table:table-cell office:value-type="float" office:value="-343.584141" calcext:value-type="float">
            <text:p>-343.584141</text:p>
          </table:table-cell>
          <table:table-cell office:value-type="float" office:value="-343.475637" calcext:value-type="float">
            <text:p>-343.475637</text:p>
          </table:table-cell>
          <table:table-cell office:value-type="float" office:value="-58.26" calcext:value-type="float">
            <text:p>-58.26</text:p>
          </table:table-cell>
        </table:table-row>
        <table:table-row table:style-name="ro1">
          <table:table-cell office:value-type="string" calcext:value-type="string">
            <text:p>a4-3</text:p>
          </table:table-cell>
          <table:table-cell office:value-type="float" office:value="0.105143" calcext:value-type="float">
            <text:p>0.105143</text:p>
          </table:table-cell>
          <table:table-cell office:value-type="float" office:value="-343.560012" calcext:value-type="float">
            <text:p>-343.560012</text:p>
          </table:table-cell>
          <table:table-cell office:value-type="float" office:value="-343.454869" calcext:value-type="float">
            <text:p>-343.454869</text:p>
          </table:table-cell>
          <table:table-cell office:value-type="float" office:value="-64.9" calcext:value-type="float">
            <text:p>-64.9</text:p>
          </table:table-cell>
        </table:table-row>
        <table:table-row table:style-name="ro1">
          <table:table-cell office:value-type="string" calcext:value-type="string">
            <text:p>a5-2</text:p>
          </table:table-cell>
          <table:table-cell office:value-type="float" office:value="0.055277" calcext:value-type="float">
            <text:p>0.055277</text:p>
          </table:table-cell>
          <table:table-cell office:value-type="float" office:value="-264.98402" calcext:value-type="float">
            <text:p>-264.98402</text:p>
          </table:table-cell>
          <table:table-cell office:value-type="float" office:value="-264.928743" calcext:value-type="float">
            <text:p>-264.928743</text:p>
          </table:table-cell>
          <table:table-cell office:value-type="float" office:value="-68.29" calcext:value-type="float">
            <text:p>-68.29</text:p>
          </table:table-cell>
        </table:table-row>
        <table:table-row table:style-name="ro1">
          <table:table-cell office:value-type="string" calcext:value-type="string">
            <text:p>a5-4</text:p>
          </table:table-cell>
          <table:table-cell office:value-type="float" office:value="0.053422" calcext:value-type="float">
            <text:p>0.053422</text:p>
          </table:table-cell>
          <table:table-cell office:value-type="float" office:value="-264.957868" calcext:value-type="float">
            <text:p>-264.957868</text:p>
          </table:table-cell>
          <table:table-cell office:value-type="float" office:value="-264.904446" calcext:value-type="float">
            <text:p>-264.904446</text:p>
          </table:table-cell>
          <table:table-cell office:value-type="float" office:value="-73.85" calcext:value-type="float">
            <text:p>-73.85</text:p>
          </table:table-cell>
        </table:table-row>
        <table:table-row table:style-name="ro1">
          <table:table-cell office:value-type="string" calcext:value-type="string">
            <text:p>a5-5</text:p>
          </table:table-cell>
          <table:table-cell office:value-type="float" office:value="0.054402" calcext:value-type="float">
            <text:p>0.054402</text:p>
          </table:table-cell>
          <table:table-cell office:value-type="float" office:value="-264.986707" calcext:value-type="float">
            <text:p>-264.986707</text:p>
          </table:table-cell>
          <table:table-cell office:value-type="float" office:value="-264.932305" calcext:value-type="float">
            <text:p>-264.932305</text:p>
          </table:table-cell>
          <table:table-cell office:value-type="float" office:value="-66.14" calcext:value-type="float">
            <text:p>-66.14</text:p>
          </table:table-cell>
        </table:table-row>
        <table:table-row table:style-name="ro1">
          <table:table-cell office:value-type="string" calcext:value-type="string">
            <text:p>a6-2</text:p>
          </table:table-cell>
          <table:table-cell office:value-type="float" office:value="0.013682" calcext:value-type="float">
            <text:p>0.013682</text:p>
          </table:table-cell>
          <table:table-cell office:value-type="float" office:value="-568.525058" calcext:value-type="float">
            <text:p>-568.525058</text:p>
          </table:table-cell>
          <table:table-cell office:value-type="float" office:value="-568.511376" calcext:value-type="float">
            <text:p>-568.511376</text:p>
          </table:table-cell>
          <table:table-cell office:value-type="float" office:value="-62.79" calcext:value-type="float">
            <text:p>-62.79</text:p>
          </table:table-cell>
        </table:table-row>
        <table:table-row table:style-name="ro1">
          <table:table-cell office:value-type="string" calcext:value-type="string">
            <text:p>a6-4</text:p>
          </table:table-cell>
          <table:table-cell office:value-type="float" office:value="0.013167" calcext:value-type="float">
            <text:p>0.013167</text:p>
          </table:table-cell>
          <table:table-cell office:value-type="float" office:value="-568.505447" calcext:value-type="float">
            <text:p>-568.505447</text:p>
          </table:table-cell>
          <table:table-cell office:value-type="float" office:value="-568.49228" calcext:value-type="float">
            <text:p>-568.49228</text:p>
          </table:table-cell>
          <table:table-cell office:value-type="float" office:value="-64.84" calcext:value-type="float">
            <text:p>-64.84</text:p>
          </table:table-cell>
        </table:table-row>
        <table:table-row table:style-name="ro1">
          <table:table-cell office:value-type="string" calcext:value-type="string">
            <text:p>a6-5</text:p>
          </table:table-cell>
          <table:table-cell office:value-type="float" office:value="0.014416" calcext:value-type="float">
            <text:p>0.014416</text:p>
          </table:table-cell>
          <table:table-cell office:value-type="float" office:value="-568.52749" calcext:value-type="float">
            <text:p>-568.52749</text:p>
          </table:table-cell>
          <table:table-cell office:value-type="float" office:value="-568.513074" calcext:value-type="float">
            <text:p>-568.513074</text:p>
          </table:table-cell>
          <table:table-cell office:value-type="float" office:value="-61.57" calcext:value-type="float">
            <text:p>-61.57</text:p>
          </table:table-cell>
        </table:table-row>
        <table:table-row table:style-name="ro1">
          <table:table-cell office:value-type="string" calcext:value-type="string">
            <text:p>a7-2</text:p>
          </table:table-cell>
          <table:table-cell office:value-type="float" office:value="0.017032" calcext:value-type="float">
            <text:p>0.017032</text:p>
          </table:table-cell>
          <table:table-cell office:value-type="float" office:value="-245.537583" calcext:value-type="float">
            <text:p>-245.537583</text:p>
          </table:table-cell>
          <table:table-cell office:value-type="float" office:value="-245.520551" calcext:value-type="float">
            <text:p>-245.520551</text:p>
          </table:table-cell>
          <table:table-cell office:value-type="float" office:value="-67.59" calcext:value-type="float">
            <text:p>-67.59</text:p>
          </table:table-cell>
        </table:table-row>
        <table:table-row table:style-name="ro1">
          <table:table-cell office:value-type="string" calcext:value-type="string">
            <text:p>a7-4</text:p>
          </table:table-cell>
          <table:table-cell office:value-type="float" office:value="0.017478" calcext:value-type="float">
            <text:p>0.017478</text:p>
          </table:table-cell>
          <table:table-cell office:value-type="float" office:value="-245.517197" calcext:value-type="float">
            <text:p>-245.517197</text:p>
          </table:table-cell>
          <table:table-cell office:value-type="float" office:value="-245.499719" calcext:value-type="float">
            <text:p>-245.499719</text:p>
          </table:table-cell>
          <table:table-cell office:value-type="float" office:value="-68.03" calcext:value-type="float">
            <text:p>-68.03</text:p>
          </table:table-cell>
        </table:table-row>
        <table:table-row table:style-name="ro1">
          <table:table-cell office:value-type="string" calcext:value-type="string">
            <text:p>a7-5</text:p>
          </table:table-cell>
          <table:table-cell office:value-type="float" office:value="0.018033" calcext:value-type="float">
            <text:p>0.018033</text:p>
          </table:table-cell>
          <table:table-cell office:value-type="float" office:value="-245.535571" calcext:value-type="float">
            <text:p>-245.535571</text:p>
          </table:table-cell>
          <table:table-cell office:value-type="float" office:value="-245.517538" calcext:value-type="float">
            <text:p>-245.517538</text:p>
          </table:table-cell>
          <table:table-cell office:value-type="float" office:value="-64.77" calcext:value-type="float">
            <text:p>-64.77</text:p>
          </table:table-cell>
        </table:table-row>
        <table:table-row table:style-name="ro1">
          <table:table-cell office:value-type="string" calcext:value-type="string">
            <text:p>a8-3</text:p>
          </table:table-cell>
          <table:table-cell office:value-type="float" office:value="0.053073" calcext:value-type="float">
            <text:p>0.053073</text:p>
          </table:table-cell>
          <table:table-cell office:value-type="float" office:value="-264.949737" calcext:value-type="float">
            <text:p>-264.949737</text:p>
          </table:table-cell>
          <table:table-cell office:value-type="float" office:value="-264.896664" calcext:value-type="float">
            <text:p>-264.896664</text:p>
          </table:table-cell>
          <table:table-cell office:value-type="float" office:value="-71.2" calcext:value-type="float">
            <text:p>-71.2</text:p>
          </table:table-cell>
        </table:table-row>
        <table:table-row table:style-name="ro1">
          <table:table-cell office:value-type="string" calcext:value-type="string">
            <text:p>a8-4</text:p>
          </table:table-cell>
          <table:table-cell office:value-type="float" office:value="0.055577" calcext:value-type="float">
            <text:p>0.055577</text:p>
          </table:table-cell>
          <table:table-cell office:value-type="float" office:value="-264.955872" calcext:value-type="float">
            <text:p>-264.955872</text:p>
          </table:table-cell>
          <table:table-cell office:value-type="float" office:value="-264.900295" calcext:value-type="float">
            <text:p>-264.900295</text:p>
          </table:table-cell>
          <table:table-cell office:value-type="float" office:value="-67.46" calcext:value-type="float">
            <text:p>-67.46</text:p>
          </table:table-cell>
        </table:table-row>
        <table:table-row table:style-name="ro1">
          <table:table-cell office:value-type="string" calcext:value-type="string">
            <text:p>a8-5</text:p>
          </table:table-cell>
          <table:table-cell office:value-type="float" office:value="0.055958" calcext:value-type="float">
            <text:p>0.055958</text:p>
          </table:table-cell>
          <table:table-cell office:value-type="float" office:value="-264.976465" calcext:value-type="float">
            <text:p>-264.976465</text:p>
          </table:table-cell>
          <table:table-cell office:value-type="float" office:value="-264.920507" calcext:value-type="float">
            <text:p>-264.920507</text:p>
          </table:table-cell>
          <table:table-cell office:value-type="float" office:value="-62.74" calcext:value-type="float">
            <text:p>-62.74</text:p>
          </table:table-cell>
        </table:table-row>
        <table:table-row table:style-name="ro1">
          <table:table-cell office:value-type="string" calcext:value-type="string">
            <text:p>a9-3</text:p>
          </table:table-cell>
          <table:table-cell office:value-type="float" office:value="0.106727" calcext:value-type="float">
            <text:p>0.106727</text:p>
          </table:table-cell>
          <table:table-cell office:value-type="float" office:value="-343.606351" calcext:value-type="float">
            <text:p>-343.606351</text:p>
          </table:table-cell>
          <table:table-cell office:value-type="float" office:value="-343.499624" calcext:value-type="float">
            <text:p>-343.499624</text:p>
          </table:table-cell>
          <table:table-cell office:value-type="float" office:value="-67.44" calcext:value-type="float">
            <text:p>-67.44</text:p>
          </table:table-cell>
        </table:table-row>
        <table:table-row table:style-name="ro1">
          <table:table-cell office:value-type="string" calcext:value-type="string">
            <text:p>a9-4</text:p>
          </table:table-cell>
          <table:table-cell office:value-type="float" office:value="0.107894" calcext:value-type="float">
            <text:p>0.107894</text:p>
          </table:table-cell>
          <table:table-cell office:value-type="float" office:value="-343.612366" calcext:value-type="float">
            <text:p>-343.612366</text:p>
          </table:table-cell>
          <table:table-cell office:value-type="float" office:value="-343.504472" calcext:value-type="float">
            <text:p>-343.504472</text:p>
          </table:table-cell>
          <table:table-cell office:value-type="float" office:value="-64.02" calcext:value-type="float">
            <text:p>-64.02</text:p>
          </table:table-cell>
        </table:table-row>
        <table:table-row table:style-name="ro1">
          <table:table-cell office:value-type="string" calcext:value-type="string">
            <text:p>a9-5</text:p>
          </table:table-cell>
          <table:table-cell office:value-type="float" office:value="0.108536" calcext:value-type="float">
            <text:p>0.108536</text:p>
          </table:table-cell>
          <table:table-cell office:value-type="float" office:value="-343.63344" calcext:value-type="float">
            <text:p>-343.63344</text:p>
          </table:table-cell>
          <table:table-cell office:value-type="float" office:value="-343.524904" calcext:value-type="float">
            <text:p>-343.524904</text:p>
          </table:table-cell>
          <table:table-cell office:value-type="float" office:value="-58.75" calcext:value-type="float">
            <text:p>-58.75</text:p>
          </table:table-cell>
        </table:table-row>
        <table:table-row table:style-name="ro1">
          <table:table-cell office:value-type="string" calcext:value-type="string">
            <text:p>a10-3</text:p>
          </table:table-cell>
          <table:table-cell office:value-type="float" office:value="0.012985" calcext:value-type="float">
            <text:p>0.012985</text:p>
          </table:table-cell>
          <table:table-cell office:value-type="float" office:value="-568.511017" calcext:value-type="float">
            <text:p>-568.511017</text:p>
          </table:table-cell>
          <table:table-cell office:value-type="float" office:value="-568.498032" calcext:value-type="float">
            <text:p>-568.498032</text:p>
          </table:table-cell>
          <table:table-cell office:value-type="float" office:value="-64.99" calcext:value-type="float">
            <text:p>-64.99</text:p>
          </table:table-cell>
        </table:table-row>
        <table:table-row table:style-name="ro1">
          <table:table-cell office:value-type="string" calcext:value-type="string">
            <text:p>a10-4</text:p>
          </table:table-cell>
          <table:table-cell office:value-type="float" office:value="0.014098" calcext:value-type="float">
            <text:p>0.014098</text:p>
          </table:table-cell>
          <table:table-cell office:value-type="float" office:value="-568.51127" calcext:value-type="float">
            <text:p>-568.51127</text:p>
          </table:table-cell>
          <table:table-cell office:value-type="float" office:value="-568.497172" calcext:value-type="float">
            <text:p>-568.497172</text:p>
          </table:table-cell>
          <table:table-cell office:value-type="float" office:value="-61.38" calcext:value-type="float">
            <text:p>-61.38</text:p>
          </table:table-cell>
        </table:table-row>
        <table:table-row table:style-name="ro1">
          <table:table-cell office:value-type="string" calcext:value-type="string">
            <text:p>a10-5</text:p>
          </table:table-cell>
          <table:table-cell office:value-type="float" office:value="0.014536" calcext:value-type="float">
            <text:p>0.014536</text:p>
          </table:table-cell>
          <table:table-cell office:value-type="float" office:value="-568.529456" calcext:value-type="float">
            <text:p>-568.529456</text:p>
          </table:table-cell>
          <table:table-cell office:value-type="float" office:value="-568.51492" calcext:value-type="float">
            <text:p>-568.51492</text:p>
          </table:table-cell>
          <table:table-cell office:value-type="float" office:value="-60.78" calcext:value-type="float">
            <text:p>-60.78</text:p>
          </table:table-cell>
        </table:table-row>
        <table:table-row table:style-name="ro1">
          <table:table-cell office:value-type="string" calcext:value-type="string">
            <text:p>a11-3</text:p>
          </table:table-cell>
          <table:table-cell office:value-type="float" office:value="0.017527" calcext:value-type="float">
            <text:p>0.017527</text:p>
          </table:table-cell>
          <table:table-cell office:value-type="float" office:value="-245.494601" calcext:value-type="float">
            <text:p>-245.494601</text:p>
          </table:table-cell>
          <table:table-cell office:value-type="float" office:value="-245.477074" calcext:value-type="float">
            <text:p>-245.477074</text:p>
          </table:table-cell>
          <table:table-cell office:value-type="float" office:value="-66.56" calcext:value-type="float">
            <text:p>-66.56</text:p>
          </table:table-cell>
        </table:table-row>
        <table:table-row table:style-name="ro1">
          <table:table-cell office:value-type="string" calcext:value-type="string">
            <text:p>a11-4</text:p>
          </table:table-cell>
          <table:table-cell office:value-type="float" office:value="0.017964" calcext:value-type="float">
            <text:p>0.017964</text:p>
          </table:table-cell>
          <table:table-cell office:value-type="float" office:value="-245.49517" calcext:value-type="float">
            <text:p>-245.49517</text:p>
          </table:table-cell>
          <table:table-cell office:value-type="float" office:value="-245.477206" calcext:value-type="float">
            <text:p>-245.477206</text:p>
          </table:table-cell>
          <table:table-cell office:value-type="float" office:value="-63.67" calcext:value-type="float">
            <text:p>-63.67</text:p>
          </table:table-cell>
        </table:table-row>
        <table:table-row table:style-name="ro1">
          <table:table-cell office:value-type="string" calcext:value-type="string">
            <text:p>a11-5</text:p>
          </table:table-cell>
          <table:table-cell office:value-type="float" office:value="0.017272" calcext:value-type="float">
            <text:p>0.017272</text:p>
          </table:table-cell>
          <table:table-cell office:value-type="float" office:value="-245.507586" calcext:value-type="float">
            <text:p>-245.507586</text:p>
          </table:table-cell>
          <table:table-cell office:value-type="float" office:value="-245.490314" calcext:value-type="float">
            <text:p>-245.490314</text:p>
          </table:table-cell>
          <table:table-cell office:value-type="float" office:value="-64.05" calcext:value-type="float">
            <text:p>-64.05</text:p>
          </table:table-cell>
        </table:table-row>
        <table:table-row table:style-name="ro1">
          <table:table-cell office:value-type="string" calcext:value-type="string">
            <text:p>a12-3</text:p>
          </table:table-cell>
          <table:table-cell office:value-type="float" office:value="0.095737" calcext:value-type="float">
            <text:p>0.095737</text:p>
          </table:table-cell>
          <table:table-cell office:value-type="float" office:value="-359.671026" calcext:value-type="float">
            <text:p>-359.671026</text:p>
          </table:table-cell>
          <table:table-cell office:value-type="float" office:value="-359.575289" calcext:value-type="float">
            <text:p>-359.575289</text:p>
          </table:table-cell>
          <table:table-cell office:value-type="float" office:value="-71.55" calcext:value-type="float">
            <text:p>-71.55</text:p>
          </table:table-cell>
        </table:table-row>
        <table:table-row table:style-name="ro1">
          <table:table-cell office:value-type="string" calcext:value-type="string">
            <text:p>a12-5</text:p>
          </table:table-cell>
          <table:table-cell office:value-type="float" office:value="0.097831" calcext:value-type="float">
            <text:p>0.097831</text:p>
          </table:table-cell>
          <table:table-cell office:value-type="float" office:value="-359.699104" calcext:value-type="float">
            <text:p>-359.699104</text:p>
          </table:table-cell>
          <table:table-cell office:value-type="float" office:value="-359.601273" calcext:value-type="float">
            <text:p>-359.601273</text:p>
          </table:table-cell>
          <table:table-cell office:value-type="float" office:value="-62.67" calcext:value-type="float">
            <text:p>-62.67</text:p>
          </table:table-cell>
        </table:table-row>
        <table:table-row table:style-name="ro1">
          <table:table-cell office:value-type="string" calcext:value-type="string">
            <text:p>a13-2</text:p>
          </table:table-cell>
          <table:table-cell office:value-type="float" office:value="0.156931" calcext:value-type="float">
            <text:p>0.156931</text:p>
          </table:table-cell>
          <table:table-cell office:value-type="float" office:value="-555.559148" calcext:value-type="float">
            <text:p>-555.559148</text:p>
          </table:table-cell>
          <table:table-cell office:value-type="float" office:value="-555.402217" calcext:value-type="float">
            <text:p>-555.402217</text:p>
          </table:table-cell>
          <table:table-cell office:value-type="float" office:value="-58.77" calcext:value-type="float">
            <text:p>-58.77</text:p>
          </table:table-cell>
        </table:table-row>
        <table:table-row table:style-name="ro1">
          <table:table-cell office:value-type="string" calcext:value-type="string">
            <text:p>a13-3</text:p>
          </table:table-cell>
          <table:table-cell office:value-type="float" office:value="0.15684" calcext:value-type="float">
            <text:p>0.15684</text:p>
          </table:table-cell>
          <table:table-cell office:value-type="float" office:value="-555.547775" calcext:value-type="float">
            <text:p>-555.547775</text:p>
          </table:table-cell>
          <table:table-cell office:value-type="float" office:value="-555.390935" calcext:value-type="float">
            <text:p>-555.390935</text:p>
          </table:table-cell>
          <table:table-cell office:value-type="float" office:value="-59.12" calcext:value-type="float">
            <text:p>-59.12</text:p>
          </table:table-cell>
        </table:table-row>
        <table:table-row table:style-name="ro1">
          <table:table-cell office:value-type="string" calcext:value-type="string">
            <text:p>a14-3</text:p>
          </table:table-cell>
          <table:table-cell office:value-type="float" office:value="0.146608" calcext:value-type="float">
            <text:p>0.146608</text:p>
          </table:table-cell>
          <table:table-cell office:value-type="float" office:value="-571.587113" calcext:value-type="float">
            <text:p>-571.587113</text:p>
          </table:table-cell>
          <table:table-cell office:value-type="float" office:value="-571.440505" calcext:value-type="float">
            <text:p>-571.440505</text:p>
          </table:table-cell>
          <table:table-cell office:value-type="float" office:value="-60.37" calcext:value-type="float">
            <text:p>-60.37</text:p>
          </table:table-cell>
        </table:table-row>
        <table:table-row table:style-name="ro1">
          <table:table-cell office:value-type="string" calcext:value-type="string">
            <text:p>a14-4</text:p>
          </table:table-cell>
          <table:table-cell office:value-type="float" office:value="0.145968" calcext:value-type="float">
            <text:p>0.145968</text:p>
          </table:table-cell>
          <table:table-cell office:value-type="float" office:value="-571.593068" calcext:value-type="float">
            <text:p>-571.593068</text:p>
          </table:table-cell>
          <table:table-cell office:value-type="float" office:value="-571.4471" calcext:value-type="float">
            <text:p>-571.4471</text:p>
          </table:table-cell>
          <table:table-cell office:value-type="float" office:value="-57.78" calcext:value-type="float">
            <text:p>-57.78</text:p>
          </table:table-cell>
        </table:table-row>
        <table:table-row table:style-name="ro1">
          <table:table-cell office:value-type="string" calcext:value-type="string">
            <text:p>a14-5</text:p>
          </table:table-cell>
          <table:table-cell office:value-type="float" office:value="0.145712" calcext:value-type="float">
            <text:p>0.145712</text:p>
          </table:table-cell>
          <table:table-cell office:value-type="float" office:value="-571.603293" calcext:value-type="float">
            <text:p>-571.603293</text:p>
          </table:table-cell>
          <table:table-cell office:value-type="float" office:value="-571.457581" calcext:value-type="float">
            <text:p>-571.457581</text:p>
          </table:table-cell>
          <table:table-cell office:value-type="float" office:value="-57.9" calcext:value-type="float">
            <text:p>-57.9</text:p>
          </table:table-cell>
        </table:table-row>
        <table:table-row table:style-name="ro1">
          <table:table-cell office:value-type="string" calcext:value-type="string">
            <text:p>a15-2</text:p>
          </table:table-cell>
          <table:table-cell office:value-type="float" office:value="0.144962" calcext:value-type="float">
            <text:p>0.144962</text:p>
          </table:table-cell>
          <table:table-cell office:value-type="float" office:value="-571.620049" calcext:value-type="float">
            <text:p>-571.620049</text:p>
          </table:table-cell>
          <table:table-cell office:value-type="float" office:value="-571.475087" calcext:value-type="float">
            <text:p>-571.475087</text:p>
          </table:table-cell>
          <table:table-cell office:value-type="float" office:value="-59.35" calcext:value-type="float">
            <text:p>-59.35</text:p>
          </table:table-cell>
        </table:table-row>
        <table:table-row table:style-name="ro1">
          <table:table-cell office:value-type="string" calcext:value-type="string">
            <text:p>a15-4</text:p>
          </table:table-cell>
          <table:table-cell office:value-type="float" office:value="0.145004" calcext:value-type="float">
            <text:p>0.145004</text:p>
          </table:table-cell>
          <table:table-cell office:value-type="float" office:value="-571.598729" calcext:value-type="float">
            <text:p>-571.598729</text:p>
          </table:table-cell>
          <table:table-cell office:value-type="float" office:value="-571.453725" calcext:value-type="float">
            <text:p>-571.453725</text:p>
          </table:table-cell>
          <table:table-cell office:value-type="float" office:value="-63.7" calcext:value-type="float">
            <text:p>-63.7</text:p>
          </table:table-cell>
        </table:table-row>
        <table:table-row table:style-name="ro1">
          <table:table-cell office:value-type="string" calcext:value-type="string">
            <text:p>a15-5</text:p>
          </table:table-cell>
          <table:table-cell office:value-type="float" office:value="0.145937" calcext:value-type="float">
            <text:p>0.145937</text:p>
          </table:table-cell>
          <table:table-cell office:value-type="float" office:value="-571.618073" calcext:value-type="float">
            <text:p>-571.618073</text:p>
          </table:table-cell>
          <table:table-cell office:value-type="float" office:value="-571.472136" calcext:value-type="float">
            <text:p>-571.472136</text:p>
          </table:table-cell>
          <table:table-cell office:value-type="float" office:value="-60.56" calcext:value-type="float">
            <text:p>-60.56</text:p>
          </table:table-cell>
        </table:table-row>
        <table:table-row table:style-name="ro1">
          <table:table-cell office:value-type="string" calcext:value-type="string">
            <text:p>b1-1</text:p>
          </table:table-cell>
          <table:table-cell office:value-type="float" office:value="0.057582" calcext:value-type="float">
            <text:p>0.057582</text:p>
          </table:table-cell>
          <table:table-cell office:value-type="float" office:value="-231.6737708" calcext:value-type="float">
            <text:p>-231.6737708</text:p>
          </table:table-cell>
          <table:table-cell office:value-type="float" office:value="-231.6161888" calcext:value-type="float">
            <text:p>-231.6161888</text:p>
          </table:table-cell>
          <table:table-cell office:value-type="float" office:value="-60.87" calcext:value-type="float">
            <text:p>-60.87</text:p>
          </table:table-cell>
        </table:table-row>
        <table:table-row table:style-name="ro1">
          <table:table-cell office:value-type="string" calcext:value-type="string">
            <text:p>b2-2</text:p>
          </table:table-cell>
          <table:table-cell office:value-type="float" office:value="0.045474" calcext:value-type="float">
            <text:p>0.045474</text:p>
          </table:table-cell>
          <table:table-cell office:value-type="float" office:value="-247.7135445" calcext:value-type="float">
            <text:p>-247.7135445</text:p>
          </table:table-cell>
          <table:table-cell office:value-type="float" office:value="-247.6680705" calcext:value-type="float">
            <text:p>-247.6680705</text:p>
          </table:table-cell>
          <table:table-cell office:value-type="float" office:value="-64.93" calcext:value-type="float">
            <text:p>-64.93</text:p>
          </table:table-cell>
        </table:table-row>
        <table:table-row table:style-name="ro1">
          <table:table-cell office:value-type="string" calcext:value-type="string">
            <text:p>b2-3</text:p>
          </table:table-cell>
          <table:table-cell office:value-type="float" office:value="0.046436" calcext:value-type="float">
            <text:p>0.046436</text:p>
          </table:table-cell>
          <table:table-cell office:value-type="float" office:value="-247.7266492" calcext:value-type="float">
            <text:p>-247.7266492</text:p>
          </table:table-cell>
          <table:table-cell office:value-type="float" office:value="-247.6802132" calcext:value-type="float">
            <text:p>-247.6802132</text:p>
          </table:table-cell>
          <table:table-cell office:value-type="float" office:value="-60.91" calcext:value-type="float">
            <text:p>-60.91</text:p>
          </table:table-cell>
        </table:table-row>
        <table:table-row table:style-name="ro1">
          <table:table-cell office:value-type="string" calcext:value-type="string">
            <text:p>b2-4</text:p>
          </table:table-cell>
          <table:table-cell office:value-type="float" office:value="0.046537" calcext:value-type="float">
            <text:p>0.046537</text:p>
          </table:table-cell>
          <table:table-cell office:value-type="float" office:value="-247.7300857" calcext:value-type="float">
            <text:p>-247.7300857</text:p>
          </table:table-cell>
          <table:table-cell office:value-type="float" office:value="-247.6835487" calcext:value-type="float">
            <text:p>-247.6835487</text:p>
          </table:table-cell>
          <table:table-cell office:value-type="float" office:value="-59.71" calcext:value-type="float">
            <text:p>-59.71</text:p>
          </table:table-cell>
        </table:table-row>
        <table:table-row table:style-name="ro1">
          <table:table-cell office:value-type="string" calcext:value-type="string">
            <text:p>b3-3</text:p>
          </table:table-cell>
          <table:table-cell office:value-type="float" office:value="0.032929" calcext:value-type="float">
            <text:p>0.032929</text:p>
          </table:table-cell>
          <table:table-cell office:value-type="float" office:value="-263.7366966" calcext:value-type="float">
            <text:p>-263.7366966</text:p>
          </table:table-cell>
          <table:table-cell office:value-type="float" office:value="-263.7037676" calcext:value-type="float">
            <text:p>-263.7037676</text:p>
          </table:table-cell>
          <table:table-cell office:value-type="float" office:value="-66.59" calcext:value-type="float">
            <text:p>-66.59</text:p>
          </table:table-cell>
        </table:table-row>
        <table:table-row table:style-name="ro1">
          <table:table-cell office:value-type="string" calcext:value-type="string">
            <text:p>b3-4</text:p>
          </table:table-cell>
          <table:table-cell office:value-type="float" office:value="0.034441" calcext:value-type="float">
            <text:p>0.034441</text:p>
          </table:table-cell>
          <table:table-cell office:value-type="float" office:value="-263.7527622" calcext:value-type="float">
            <text:p>-263.7527622</text:p>
          </table:table-cell>
          <table:table-cell office:value-type="float" office:value="-263.7183212" calcext:value-type="float">
            <text:p>-263.7183212</text:p>
          </table:table-cell>
          <table:table-cell office:value-type="float" office:value="-60.36" calcext:value-type="float">
            <text:p>-60.36</text:p>
          </table:table-cell>
        </table:table-row>
        <table:table-row table:style-name="ro1">
          <table:table-cell office:value-type="string" calcext:value-type="string">
            <text:p>b4-2</text:p>
          </table:table-cell>
          <table:table-cell office:value-type="float" office:value="0.033098" calcext:value-type="float">
            <text:p>0.033098</text:p>
          </table:table-cell>
          <table:table-cell office:value-type="float" office:value="-263.7617607" calcext:value-type="float">
            <text:p>-263.7617607</text:p>
          </table:table-cell>
          <table:table-cell office:value-type="float" office:value="-263.7286627" calcext:value-type="float">
            <text:p>-263.7286627</text:p>
          </table:table-cell>
          <table:table-cell office:value-type="float" office:value="-68.04" calcext:value-type="float">
            <text:p>-68.04</text:p>
          </table:table-cell>
        </table:table-row>
        <table:table-row table:style-name="ro1">
          <table:table-cell office:value-type="string" calcext:value-type="string">
            <text:p>b4-4</text:p>
          </table:table-cell>
          <table:table-cell office:value-type="float" office:value="0.034405" calcext:value-type="float">
            <text:p>0.034405</text:p>
          </table:table-cell>
          <table:table-cell office:value-type="float" office:value="-263.7736537" calcext:value-type="float">
            <text:p>-263.7736537</text:p>
          </table:table-cell>
          <table:table-cell office:value-type="float" office:value="-263.7392487" calcext:value-type="float">
            <text:p>-263.7392487</text:p>
          </table:table-cell>
          <table:table-cell office:value-type="float" office:value="-62.91" calcext:value-type="float">
            <text:p>-62.91</text:p>
          </table:table-cell>
        </table:table-row>
        <table:table-row table:style-name="ro1">
          <table:table-cell office:value-type="string" calcext:value-type="string">
            <text:p>b4-5</text:p>
          </table:table-cell>
          <table:table-cell office:value-type="float" office:value="0.035351" calcext:value-type="float">
            <text:p>0.035351</text:p>
          </table:table-cell>
          <table:table-cell office:value-type="float" office:value="-263.7835753" calcext:value-type="float">
            <text:p>-263.7835753</text:p>
          </table:table-cell>
          <table:table-cell office:value-type="float" office:value="-263.7482243" calcext:value-type="float">
            <text:p>-263.7482243</text:p>
          </table:table-cell>
          <table:table-cell office:value-type="float" office:value="-60.05" calcext:value-type="float">
            <text:p>-60.05</text:p>
          </table:table-cell>
        </table:table-row>
        <table:table-row table:style-name="ro1">
          <table:table-cell office:value-type="string" calcext:value-type="string">
            <text:p>b5-2</text:p>
          </table:table-cell>
          <table:table-cell office:value-type="float" office:value="0.034115" calcext:value-type="float">
            <text:p>0.034115</text:p>
          </table:table-cell>
          <table:table-cell office:value-type="float" office:value="-263.7645297" calcext:value-type="float">
            <text:p>-263.7645297</text:p>
          </table:table-cell>
          <table:table-cell office:value-type="float" office:value="-263.7304147" calcext:value-type="float">
            <text:p>-263.7304147</text:p>
          </table:table-cell>
          <table:table-cell office:value-type="float" office:value="-63.11" calcext:value-type="float">
            <text:p>-63.11</text:p>
          </table:table-cell>
        </table:table-row>
        <table:table-row table:style-name="ro1">
          <table:table-cell office:value-type="string" calcext:value-type="string">
            <text:p>b6-1</text:p>
          </table:table-cell>
          <table:table-cell office:value-type="float" office:value="0.022007" calcext:value-type="float">
            <text:p>0.022007</text:p>
          </table:table-cell>
          <table:table-cell office:value-type="float" office:value="-279.8258426" calcext:value-type="float">
            <text:p>-279.8258426</text:p>
          </table:table-cell>
          <table:table-cell office:value-type="float" office:value="-279.8038356" calcext:value-type="float">
            <text:p>-279.8038356</text:p>
          </table:table-cell>
          <table:table-cell office:value-type="float" office:value="-64.83" calcext:value-type="float">
            <text:p>-64.83</text:p>
          </table:table-cell>
        </table:table-row>
        <table:table-row table:style-name="ro1">
          <table:table-cell office:value-type="string" calcext:value-type="string">
            <text:p>b7-4</text:p>
          </table:table-cell>
          <table:table-cell office:value-type="float" office:value="0.02025" calcext:value-type="float">
            <text:p>0.02025</text:p>
          </table:table-cell>
          <table:table-cell office:value-type="float" office:value="-279.7685615" calcext:value-type="float">
            <text:p>-279.7685615</text:p>
          </table:table-cell>
          <table:table-cell office:value-type="float" office:value="-279.7483115" calcext:value-type="float">
            <text:p>-279.7483115</text:p>
          </table:table-cell>
          <table:table-cell office:value-type="float" office:value="-63.67" calcext:value-type="float">
            <text:p>-63.67</text:p>
          </table:table-cell>
        </table:table-row>
        <table:table-row table:style-name="ro1">
          <table:table-cell office:value-type="string" calcext:value-type="string">
            <text:p>b7-5</text:p>
          </table:table-cell>
          <table:table-cell office:value-type="float" office:value="0.022152" calcext:value-type="float">
            <text:p>0.022152</text:p>
          </table:table-cell>
          <table:table-cell office:value-type="float" office:value="-279.7817509" calcext:value-type="float">
            <text:p>-279.7817509</text:p>
          </table:table-cell>
          <table:table-cell office:value-type="float" office:value="-279.7595989" calcext:value-type="float">
            <text:p>-279.7595989</text:p>
          </table:table-cell>
          <table:table-cell office:value-type="float" office:value="-59.12" calcext:value-type="float">
            <text:p>-59.12</text:p>
          </table:table-cell>
        </table:table-row>
        <table:table-row table:style-name="ro1">
          <table:table-cell office:value-type="string" calcext:value-type="string">
            <text:p>b8-3</text:p>
          </table:table-cell>
          <table:table-cell office:value-type="float" office:value="0.020053" calcext:value-type="float">
            <text:p>0.020053</text:p>
          </table:table-cell>
          <table:table-cell office:value-type="float" office:value="-279.7816043" calcext:value-type="float">
            <text:p>-279.7816043</text:p>
          </table:table-cell>
          <table:table-cell office:value-type="float" office:value="-279.7615513" calcext:value-type="float">
            <text:p>-279.7615513</text:p>
          </table:table-cell>
          <table:table-cell office:value-type="float" office:value="-67.25" calcext:value-type="float">
            <text:p>-67.25</text:p>
          </table:table-cell>
        </table:table-row>
        <table:table-row table:style-name="ro1">
          <table:table-cell office:value-type="string" calcext:value-type="string">
            <text:p>b8-5</text:p>
          </table:table-cell>
          <table:table-cell office:value-type="float" office:value="0.022005" calcext:value-type="float">
            <text:p>0.022005</text:p>
          </table:table-cell>
          <table:table-cell office:value-type="float" office:value="-279.7944865" calcext:value-type="float">
            <text:p>-279.7944865</text:p>
          </table:table-cell>
          <table:table-cell office:value-type="float" office:value="-279.7724815" calcext:value-type="float">
            <text:p>-279.7724815</text:p>
          </table:table-cell>
          <table:table-cell office:value-type="float" office:value="-61.62" calcext:value-type="float">
            <text:p>-61.62</text:p>
          </table:table-cell>
        </table:table-row>
        <table:table-row table:style-name="ro1">
          <table:table-cell office:value-type="string" calcext:value-type="string">
            <text:p>b8-6</text:p>
          </table:table-cell>
          <table:table-cell office:value-type="float" office:value="0.021392" calcext:value-type="float">
            <text:p>0.021392</text:p>
          </table:table-cell>
          <table:table-cell office:value-type="float" office:value="-279.7917991" calcext:value-type="float">
            <text:p>-279.7917991</text:p>
          </table:table-cell>
          <table:table-cell office:value-type="float" office:value="-279.7704071" calcext:value-type="float">
            <text:p>-279.7704071</text:p>
          </table:table-cell>
          <table:table-cell office:value-type="float" office:value="-63.38" calcext:value-type="float">
            <text:p>-63.38</text:p>
          </table:table-cell>
        </table:table-row>
        <table:table-row table:style-name="ro1">
          <table:table-cell office:value-type="string" calcext:value-type="string">
            <text:p>b9-2</text:p>
          </table:table-cell>
          <table:table-cell office:value-type="float" office:value="0.048517" calcext:value-type="float">
            <text:p>0.048517</text:p>
          </table:table-cell>
          <table:table-cell office:value-type="float" office:value="-330.968236" calcext:value-type="float">
            <text:p>-330.968236</text:p>
          </table:table-cell>
          <table:table-cell office:value-type="float" office:value="-330.919719" calcext:value-type="float">
            <text:p>-330.919719</text:p>
          </table:table-cell>
          <table:table-cell office:value-type="float" office:value="-59.05" calcext:value-type="float">
            <text:p>-59.05</text:p>
          </table:table-cell>
        </table:table-row>
        <table:table-row table:style-name="ro1">
          <table:table-cell office:value-type="string" calcext:value-type="string">
            <text:p>b9-3</text:p>
          </table:table-cell>
          <table:table-cell office:value-type="float" office:value="0.048316" calcext:value-type="float">
            <text:p>0.048316</text:p>
          </table:table-cell>
          <table:table-cell office:value-type="float" office:value="-330.9582327" calcext:value-type="float">
            <text:p>-330.9582327</text:p>
          </table:table-cell>
          <table:table-cell office:value-type="float" office:value="-330.9099167" calcext:value-type="float">
            <text:p>-330.9099167</text:p>
          </table:table-cell>
          <table:table-cell office:value-type="float" office:value="-57.7" calcext:value-type="float">
            <text:p>-57.7</text:p>
          </table:table-cell>
        </table:table-row>
        <table:table-row table:style-name="ro1">
          <table:table-cell office:value-type="string" calcext:value-type="string">
            <text:p>b9-4</text:p>
          </table:table-cell>
          <table:table-cell office:value-type="float" office:value="0.04835" calcext:value-type="float">
            <text:p>0.04835</text:p>
          </table:table-cell>
          <table:table-cell office:value-type="float" office:value="-330.9549103" calcext:value-type="float">
            <text:p>-330.9549103</text:p>
          </table:table-cell>
          <table:table-cell office:value-type="float" office:value="-330.9065603" calcext:value-type="float">
            <text:p>-330.9065603</text:p>
          </table:table-cell>
          <table:table-cell office:value-type="float" office:value="-57.95" calcext:value-type="float">
            <text:p>-57.95</text:p>
          </table:table-cell>
        </table:table-row>
        <table:table-row table:style-name="ro1">
          <table:table-cell office:value-type="string" calcext:value-type="string">
            <text:p>b10-2</text:p>
          </table:table-cell>
          <table:table-cell office:value-type="float" office:value="0.054024" calcext:value-type="float">
            <text:p>0.054024</text:p>
          </table:table-cell>
          <table:table-cell office:value-type="float" office:value="-323.9742448" calcext:value-type="float">
            <text:p>-323.9742448</text:p>
          </table:table-cell>
          <table:table-cell office:value-type="float" office:value="-323.9202208" calcext:value-type="float">
            <text:p>-323.9202208</text:p>
          </table:table-cell>
          <table:table-cell office:value-type="float" office:value="-55.33" calcext:value-type="float">
            <text:p>-55.33</text:p>
          </table:table-cell>
        </table:table-row>
        <table:table-row table:style-name="ro1">
          <table:table-cell office:value-type="string" calcext:value-type="string">
            <text:p>b10-3</text:p>
          </table:table-cell>
          <table:table-cell office:value-type="float" office:value="0.053835" calcext:value-type="float">
            <text:p>0.053835</text:p>
          </table:table-cell>
          <table:table-cell office:value-type="float" office:value="-323.9713549" calcext:value-type="float">
            <text:p>-323.9713549</text:p>
          </table:table-cell>
          <table:table-cell office:value-type="float" office:value="-323.9175199" calcext:value-type="float">
            <text:p>-323.9175199</text:p>
          </table:table-cell>
          <table:table-cell office:value-type="float" office:value="-53.77" calcext:value-type="float">
            <text:p>-53.77</text:p>
          </table:table-cell>
        </table:table-row>
        <table:table-row table:style-name="ro1">
          <table:table-cell office:value-type="string" calcext:value-type="string">
            <text:p>b10-4</text:p>
          </table:table-cell>
          <table:table-cell office:value-type="float" office:value="0.054071" calcext:value-type="float">
            <text:p>0.054071</text:p>
          </table:table-cell>
          <table:table-cell office:value-type="float" office:value="-323.9720636" calcext:value-type="float">
            <text:p>-323.9720636</text:p>
          </table:table-cell>
          <table:table-cell office:value-type="float" office:value="-323.9179926" calcext:value-type="float">
            <text:p>-323.9179926</text:p>
          </table:table-cell>
          <table:table-cell office:value-type="float" office:value="-52.94" calcext:value-type="float">
            <text:p>-52.94</text:p>
          </table:table-cell>
        </table:table-row>
        <table:table-row table:style-name="ro1">
          <table:table-cell office:value-type="string" calcext:value-type="string">
            <text:p>b11-2</text:p>
          </table:table-cell>
          <table:table-cell office:value-type="float" office:value="0.055354" calcext:value-type="float">
            <text:p>0.055354</text:p>
          </table:table-cell>
          <table:table-cell office:value-type="float" office:value="-436.2822821" calcext:value-type="float">
            <text:p>-436.2822821</text:p>
          </table:table-cell>
          <table:table-cell office:value-type="float" office:value="-436.2269281" calcext:value-type="float">
            <text:p>-436.2269281</text:p>
          </table:table-cell>
          <table:table-cell office:value-type="float" office:value="-55.05" calcext:value-type="float">
            <text:p>-55.05</text:p>
          </table:table-cell>
        </table:table-row>
        <table:table-row table:style-name="ro1">
          <table:table-cell office:value-type="string" calcext:value-type="string">
            <text:p>b11-3</text:p>
          </table:table-cell>
          <table:table-cell office:value-type="float" office:value="0.05648" calcext:value-type="float">
            <text:p>0.05648</text:p>
          </table:table-cell>
          <table:table-cell office:value-type="float" office:value="-436.2784607" calcext:value-type="float">
            <text:p>-436.2784607</text:p>
          </table:table-cell>
          <table:table-cell office:value-type="float" office:value="-436.2219807" calcext:value-type="float">
            <text:p>-436.2219807</text:p>
          </table:table-cell>
          <table:table-cell office:value-type="float" office:value="-53.06" calcext:value-type="float">
            <text:p>-53.06</text:p>
          </table:table-cell>
        </table:table-row>
        <table:table-row table:style-name="ro1">
          <table:table-cell office:value-type="string" calcext:value-type="string">
            <text:p>b11-4</text:p>
          </table:table-cell>
          <table:table-cell office:value-type="float" office:value="0.056765" calcext:value-type="float">
            <text:p>0.056765</text:p>
          </table:table-cell>
          <table:table-cell office:value-type="float" office:value="-436.2808287" calcext:value-type="float">
            <text:p>-436.2808287</text:p>
          </table:table-cell>
          <table:table-cell office:value-type="float" office:value="-436.2240637" calcext:value-type="float">
            <text:p>-436.2240637</text:p>
          </table:table-cell>
          <table:table-cell office:value-type="float" office:value="-51.47" calcext:value-type="float">
            <text:p>-51.47</text:p>
          </table:table-cell>
        </table:table-row>
        <table:table-row table:style-name="ro1">
          <table:table-cell office:value-type="string" calcext:value-type="string">
            <text:p>b12-2</text:p>
          </table:table-cell>
          <table:table-cell office:value-type="float" office:value="0.087027" calcext:value-type="float">
            <text:p>0.087027</text:p>
          </table:table-cell>
          <table:table-cell office:value-type="float" office:value="-309.1073111" calcext:value-type="float">
            <text:p>-309.1073111</text:p>
          </table:table-cell>
          <table:table-cell office:value-type="float" office:value="-309.0202841" calcext:value-type="float">
            <text:p>-309.0202841</text:p>
          </table:table-cell>
          <table:table-cell office:value-type="float" office:value="-55.83" calcext:value-type="float">
            <text:p>-55.83</text:p>
          </table:table-cell>
        </table:table-row>
        <table:table-row table:style-name="ro1">
          <table:table-cell office:value-type="string" calcext:value-type="string">
            <text:p>b12-3</text:p>
          </table:table-cell>
          <table:table-cell office:value-type="float" office:value="0.084881" calcext:value-type="float">
            <text:p>0.084881</text:p>
          </table:table-cell>
          <table:table-cell office:value-type="float" office:value="-309.1038908" calcext:value-type="float">
            <text:p>-309.1038908</text:p>
          </table:table-cell>
          <table:table-cell office:value-type="float" office:value="-309.0190098" calcext:value-type="float">
            <text:p>-309.0190098</text:p>
          </table:table-cell>
          <table:table-cell office:value-type="float" office:value="-57.91" calcext:value-type="float">
            <text:p>-57.91</text:p>
          </table:table-cell>
        </table:table-row>
        <table:table-row table:style-name="ro1">
          <table:table-cell office:value-type="string" calcext:value-type="string">
            <text:p>b12-4</text:p>
          </table:table-cell>
          <table:table-cell office:value-type="float" office:value="0.087275" calcext:value-type="float">
            <text:p>0.087275</text:p>
          </table:table-cell>
          <table:table-cell office:value-type="float" office:value="-309.1060926" calcext:value-type="float">
            <text:p>-309.1060926</text:p>
          </table:table-cell>
          <table:table-cell office:value-type="float" office:value="-309.0188176" calcext:value-type="float">
            <text:p>-309.0188176</text:p>
          </table:table-cell>
          <table:table-cell office:value-type="float" office:value="-56.76" calcext:value-type="float">
            <text:p>-56.76</text:p>
          </table:table-cell>
        </table:table-row>
        <table:table-row table:style-name="ro1">
          <table:table-cell office:value-type="string" calcext:value-type="string">
            <text:p>b13-2</text:p>
          </table:table-cell>
          <table:table-cell office:value-type="float" office:value="0.056686" calcext:value-type="float">
            <text:p>0.056686</text:p>
          </table:table-cell>
          <table:table-cell office:value-type="float" office:value="-568.8634174" calcext:value-type="float">
            <text:p>-568.8634174</text:p>
          </table:table-cell>
          <table:table-cell office:value-type="float" office:value="-568.8067314" calcext:value-type="float">
            <text:p>-568.8067314</text:p>
          </table:table-cell>
          <table:table-cell office:value-type="float" office:value="-53.29" calcext:value-type="float">
            <text:p>-53.29</text:p>
          </table:table-cell>
        </table:table-row>
        <table:table-row table:style-name="ro1">
          <table:table-cell office:value-type="string" calcext:value-type="string">
            <text:p>b13-3</text:p>
          </table:table-cell>
          <table:table-cell office:value-type="float" office:value="0.056155" calcext:value-type="float">
            <text:p>0.056155</text:p>
          </table:table-cell>
          <table:table-cell office:value-type="float" office:value="-568.85885" calcext:value-type="float">
            <text:p>-568.85885</text:p>
          </table:table-cell>
          <table:table-cell office:value-type="float" office:value="-568.802695" calcext:value-type="float">
            <text:p>-568.802695</text:p>
          </table:table-cell>
          <table:table-cell office:value-type="float" office:value="-53.12" calcext:value-type="float">
            <text:p>-53.12</text:p>
          </table:table-cell>
        </table:table-row>
        <table:table-row table:style-name="ro1">
          <table:table-cell office:value-type="string" calcext:value-type="string">
            <text:p>b13-4</text:p>
          </table:table-cell>
          <table:table-cell office:value-type="float" office:value="0.056235" calcext:value-type="float">
            <text:p>0.056235</text:p>
          </table:table-cell>
          <table:table-cell office:value-type="float" office:value="-568.8597007" calcext:value-type="float">
            <text:p>-568.8597007</text:p>
          </table:table-cell>
          <table:table-cell office:value-type="float" office:value="-568.8034657" calcext:value-type="float">
            <text:p>-568.8034657</text:p>
          </table:table-cell>
          <table:table-cell office:value-type="float" office:value="-52.4" calcext:value-type="float">
            <text:p>-52.4</text:p>
          </table:table-cell>
        </table:table-row>
        <table:table-row table:style-name="ro1">
          <table:table-cell office:value-type="string" calcext:value-type="string">
            <text:p>b14-4</text:p>
          </table:table-cell>
          <table:table-cell office:value-type="float" office:value="0.039014" calcext:value-type="float">
            <text:p>0.039014</text:p>
          </table:table-cell>
          <table:table-cell office:value-type="float" office:value="-430.231021" calcext:value-type="float">
            <text:p>-430.231021</text:p>
          </table:table-cell>
          <table:table-cell office:value-type="float" office:value="-430.192007" calcext:value-type="float">
            <text:p>-430.192007</text:p>
          </table:table-cell>
          <table:table-cell office:value-type="float" office:value="-55.08" calcext:value-type="float">
            <text:p>-55.08</text:p>
          </table:table-cell>
        </table:table-row>
        <table:table-row table:style-name="ro1">
          <table:table-cell office:value-type="string" calcext:value-type="string">
            <text:p>b14-6</text:p>
          </table:table-cell>
          <table:table-cell office:value-type="float" office:value="0.039201" calcext:value-type="float">
            <text:p>0.039201</text:p>
          </table:table-cell>
          <table:table-cell office:value-type="float" office:value="-430.246225" calcext:value-type="float">
            <text:p>-430.246225</text:p>
          </table:table-cell>
          <table:table-cell office:value-type="float" office:value="-430.207024" calcext:value-type="float">
            <text:p>-430.207024</text:p>
          </table:table-cell>
          <table:table-cell office:value-type="float" office:value="-56.3" calcext:value-type="float">
            <text:p>-56.3</text:p>
          </table:table-cell>
        </table:table-row>
        <table:table-row table:style-name="ro1">
          <table:table-cell office:value-type="string" calcext:value-type="string">
            <text:p>b15-2</text:p>
          </table:table-cell>
          <table:table-cell office:value-type="float" office:value="0.039475" calcext:value-type="float">
            <text:p>0.039475</text:p>
          </table:table-cell>
          <table:table-cell office:value-type="float" office:value="-430.2617828" calcext:value-type="float">
            <text:p>-430.2617828</text:p>
          </table:table-cell>
          <table:table-cell office:value-type="float" office:value="-430.2223078" calcext:value-type="float">
            <text:p>-430.2223078</text:p>
          </table:table-cell>
          <table:table-cell office:value-type="float" office:value="-57.12" calcext:value-type="float">
            <text:p>-57.12</text:p>
          </table:table-cell>
        </table:table-row>
        <table:table-row table:style-name="ro1">
          <table:table-cell office:value-type="string" calcext:value-type="string">
            <text:p>b15-4</text:p>
          </table:table-cell>
          <table:table-cell office:value-type="float" office:value="0.039292" calcext:value-type="float">
            <text:p>0.039292</text:p>
          </table:table-cell>
          <table:table-cell office:value-type="float" office:value="-430.2479559" calcext:value-type="float">
            <text:p>-430.2479559</text:p>
          </table:table-cell>
          <table:table-cell office:value-type="float" office:value="-430.2086639" calcext:value-type="float">
            <text:p>-430.2086639</text:p>
          </table:table-cell>
          <table:table-cell office:value-type="float" office:value="-56.01" calcext:value-type="float">
            <text:p>-56.01</text:p>
          </table:table-cell>
        </table:table-row>
        <table:table-row table:style-name="ro1">
          <table:table-cell office:value-type="string" calcext:value-type="string">
            <text:p>b15-5</text:p>
          </table:table-cell>
          <table:table-cell office:value-type="float" office:value="0.039051" calcext:value-type="float">
            <text:p>0.039051</text:p>
          </table:table-cell>
          <table:table-cell office:value-type="float" office:value="-430.241363" calcext:value-type="float">
            <text:p>-430.241363</text:p>
          </table:table-cell>
          <table:table-cell office:value-type="float" office:value="-430.2023117" calcext:value-type="float">
            <text:p>-430.2023117</text:p>
          </table:table-cell>
          <table:table-cell office:value-type="float" office:value="-54.45" calcext:value-type="float">
            <text:p>-54.45</text:p>
          </table:table-cell>
        </table:table-row>
        <table:table-row table:style-name="ro1">
          <table:table-cell office:value-type="string" calcext:value-type="string">
            <text:p>b16-2</text:p>
          </table:table-cell>
          <table:table-cell office:value-type="float" office:value="0.045332" calcext:value-type="float">
            <text:p>0.045332</text:p>
          </table:table-cell>
          <table:table-cell office:value-type="float" office:value="-427.9130215" calcext:value-type="float">
            <text:p>-427.9130215</text:p>
          </table:table-cell>
          <table:table-cell office:value-type="float" office:value="-427.8676895" calcext:value-type="float">
            <text:p>-427.8676895</text:p>
          </table:table-cell>
          <table:table-cell office:value-type="float" office:value="-55.9" calcext:value-type="float">
            <text:p>-55.9</text:p>
          </table:table-cell>
        </table:table-row>
        <table:table-row table:style-name="ro1">
          <table:table-cell office:value-type="string" calcext:value-type="string">
            <text:p>b17-6</text:p>
          </table:table-cell>
          <table:table-cell office:value-type="float" office:value="0.016829" calcext:value-type="float">
            <text:p>0.016829</text:p>
          </table:table-cell>
          <table:table-cell office:value-type="float" office:value="-724.5781214" calcext:value-type="float">
            <text:p>-724.5781214</text:p>
          </table:table-cell>
          <table:table-cell office:value-type="float" office:value="-724.5612924" calcext:value-type="float">
            <text:p>-724.5612924</text:p>
          </table:table-cell>
          <table:table-cell office:value-type="float" office:value="-48.79" calcext:value-type="float">
            <text:p>-48.79</text:p>
          </table:table-cell>
        </table:table-row>
        <table:table-row table:style-name="ro1">
          <table:table-cell office:value-type="string" calcext:value-type="string">
            <text:p>b18-4</text:p>
          </table:table-cell>
          <table:table-cell office:value-type="float" office:value="0.029904" calcext:value-type="float">
            <text:p>0.029904</text:p>
          </table:table-cell>
          <table:table-cell office:value-type="float" office:value="-529.518139" calcext:value-type="float">
            <text:p>-529.518139</text:p>
          </table:table-cell>
          <table:table-cell office:value-type="float" office:value="-529.488235" calcext:value-type="float">
            <text:p>-529.488235</text:p>
          </table:table-cell>
          <table:table-cell office:value-type="float" office:value="-53.53" calcext:value-type="float">
            <text:p>-53.53</text:p>
          </table:table-cell>
        </table:table-row>
        <table:table-row table:style-name="ro1">
          <table:table-cell office:value-type="string" calcext:value-type="string">
            <text:p>b18-5</text:p>
          </table:table-cell>
          <table:table-cell office:value-type="float" office:value="0.029631" calcext:value-type="float">
            <text:p>0.029631</text:p>
          </table:table-cell>
          <table:table-cell office:value-type="float" office:value="-529.5067169" calcext:value-type="float">
            <text:p>-529.5067169</text:p>
          </table:table-cell>
          <table:table-cell office:value-type="float" office:value="-529.4770859" calcext:value-type="float">
            <text:p>-529.4770859</text:p>
          </table:table-cell>
          <table:table-cell office:value-type="float" office:value="-52.07" calcext:value-type="float">
            <text:p>-52.07</text:p>
          </table:table-cell>
        </table:table-row>
        <table:table-row table:style-name="ro1">
          <table:table-cell office:value-type="string" calcext:value-type="string">
            <text:p>b19-3</text:p>
          </table:table-cell>
          <table:table-cell office:value-type="float" office:value="0.030128" calcext:value-type="float">
            <text:p>0.030128</text:p>
          </table:table-cell>
          <table:table-cell office:value-type="float" office:value="-529.537221" calcext:value-type="float">
            <text:p>-529.537221</text:p>
          </table:table-cell>
          <table:table-cell office:value-type="float" office:value="-529.507093" calcext:value-type="float">
            <text:p>-529.507093</text:p>
          </table:table-cell>
          <table:table-cell office:value-type="float" office:value="-54.34" calcext:value-type="float">
            <text:p>-54.34</text:p>
          </table:table-cell>
        </table:table-row>
        <table:table-row table:style-name="ro1">
          <table:table-cell office:value-type="string" calcext:value-type="string">
            <text:p>b19-5</text:p>
          </table:table-cell>
          <table:table-cell office:value-type="float" office:value="0.029902" calcext:value-type="float">
            <text:p>0.029902</text:p>
          </table:table-cell>
          <table:table-cell office:value-type="float" office:value="-529.5221841" calcext:value-type="float">
            <text:p>-529.5221841</text:p>
          </table:table-cell>
          <table:table-cell office:value-type="float" office:value="-529.4922821" calcext:value-type="float">
            <text:p>-529.4922821</text:p>
          </table:table-cell>
          <table:table-cell office:value-type="float" office:value="-53.15" calcext:value-type="float">
            <text:p>-53.15</text:p>
          </table:table-cell>
        </table:table-row>
        <table:table-row table:style-name="ro1">
          <table:table-cell office:value-type="string" calcext:value-type="string">
            <text:p>b19-6</text:p>
          </table:table-cell>
          <table:table-cell office:value-type="float" office:value="0.029881" calcext:value-type="float">
            <text:p>0.029881</text:p>
          </table:table-cell>
          <table:table-cell office:value-type="float" office:value="-529.5273383" calcext:value-type="float">
            <text:p>-529.5273383</text:p>
          </table:table-cell>
          <table:table-cell office:value-type="float" office:value="-529.4974573" calcext:value-type="float">
            <text:p>-529.4974573</text:p>
          </table:table-cell>
          <table:table-cell office:value-type="float" office:value="-53.04" calcext:value-type="float">
            <text:p>-53.04</text:p>
          </table:table-cell>
        </table:table-row>
        <table:table-row table:style-name="ro1">
          <table:table-cell office:value-type="string" calcext:value-type="string">
            <text:p>b20-2</text:p>
          </table:table-cell>
          <table:table-cell office:value-type="float" office:value="0.030238" calcext:value-type="float">
            <text:p>0.030238</text:p>
          </table:table-cell>
          <table:table-cell office:value-type="float" office:value="-529.5402132" calcext:value-type="float">
            <text:p>-529.5402132</text:p>
          </table:table-cell>
          <table:table-cell office:value-type="float" office:value="-529.5099752" calcext:value-type="float">
            <text:p>-529.5099752</text:p>
          </table:table-cell>
          <table:table-cell office:value-type="float" office:value="-53.95" calcext:value-type="float">
            <text:p>-53.95</text:p>
          </table:table-cell>
        </table:table-row>
        <table:table-row table:style-name="ro1">
          <table:table-cell office:value-type="string" calcext:value-type="string">
            <text:p>b21-5</text:p>
          </table:table-cell>
          <table:table-cell office:value-type="float" office:value="0.020483" calcext:value-type="float">
            <text:p>0.020483</text:p>
          </table:table-cell>
          <table:table-cell office:value-type="float" office:value="-628.7925989" calcext:value-type="float">
            <text:p>-628.7925989</text:p>
          </table:table-cell>
          <table:table-cell office:value-type="float" office:value="-628.7721159" calcext:value-type="float">
            <text:p>-628.7721159</text:p>
          </table:table-cell>
          <table:table-cell office:value-type="float" office:value="-50.51" calcext:value-type="float">
            <text:p>-50.51</text:p>
          </table:table-cell>
        </table:table-row>
        <table:table-row table:style-name="ro1">
          <table:table-cell office:value-type="string" calcext:value-type="string">
            <text:p>b22-4</text:p>
          </table:table-cell>
          <table:table-cell office:value-type="float" office:value="0.020842" calcext:value-type="float">
            <text:p>0.020842</text:p>
          </table:table-cell>
          <table:table-cell office:value-type="float" office:value="-628.8085131" calcext:value-type="float">
            <text:p>-628.8085131</text:p>
          </table:table-cell>
          <table:table-cell office:value-type="float" office:value="-628.7876711" calcext:value-type="float">
            <text:p>-628.7876711</text:p>
          </table:table-cell>
          <table:table-cell office:value-type="float" office:value="-51.46" calcext:value-type="float">
            <text:p>-51.46</text:p>
          </table:table-cell>
        </table:table-row>
        <table:table-row table:style-name="ro1">
          <table:table-cell office:value-type="string" calcext:value-type="string">
            <text:p>b23-3</text:p>
          </table:table-cell>
          <table:table-cell office:value-type="float" office:value="0.020778" calcext:value-type="float">
            <text:p>0.020778</text:p>
          </table:table-cell>
          <table:table-cell office:value-type="float" office:value="-628.8123103" calcext:value-type="float">
            <text:p>-628.8123103</text:p>
          </table:table-cell>
          <table:table-cell office:value-type="float" office:value="-628.7915323" calcext:value-type="float">
            <text:p>-628.7915323</text:p>
          </table:table-cell>
          <table:table-cell office:value-type="float" office:value="-51.51" calcext:value-type="float">
            <text:p>-51.51</text:p>
          </table:table-cell>
        </table:table-row>
        <table:table-row table:style-name="ro1">
          <table:table-cell office:value-type="string" calcext:value-type="string">
            <text:p>c1-2</text:p>
          </table:table-cell>
          <table:table-cell office:value-type="float" office:value="0.110485" calcext:value-type="float">
            <text:p>0.110485</text:p>
          </table:table-cell>
          <table:table-cell office:value-type="float" office:value="-402.6331043" calcext:value-type="float">
            <text:p>-402.6331043</text:p>
          </table:table-cell>
          <table:table-cell office:value-type="float" office:value="-402.5226193" calcext:value-type="float">
            <text:p>-402.5226193</text:p>
          </table:table-cell>
          <table:table-cell office:value-type="float" office:value="-55.58" calcext:value-type="float">
            <text:p>-55.58</text:p>
          </table:table-cell>
        </table:table-row>
        <table:table-row table:style-name="ro1">
          <table:table-cell office:value-type="string" calcext:value-type="string">
            <text:p>c1-3</text:p>
          </table:table-cell>
          <table:table-cell office:value-type="float" office:value="0.107904" calcext:value-type="float">
            <text:p>0.107904</text:p>
          </table:table-cell>
          <table:table-cell office:value-type="float" office:value="-402.6145475" calcext:value-type="float">
            <text:p>-402.6145475</text:p>
          </table:table-cell>
          <table:table-cell office:value-type="float" office:value="-402.5066435" calcext:value-type="float">
            <text:p>-402.5066435</text:p>
          </table:table-cell>
          <table:table-cell office:value-type="float" office:value="-60.56" calcext:value-type="float">
            <text:p>-60.56</text:p>
          </table:table-cell>
        </table:table-row>
        <table:table-row table:style-name="ro1">
          <table:table-cell office:value-type="string" calcext:value-type="string">
            <text:p>c1-4</text:p>
          </table:table-cell>
          <table:table-cell office:value-type="float" office:value="0.109015" calcext:value-type="float">
            <text:p>0.109015</text:p>
          </table:table-cell>
          <table:table-cell office:value-type="float" office:value="-402.6063193" calcext:value-type="float">
            <text:p>-402.6063193</text:p>
          </table:table-cell>
          <table:table-cell office:value-type="float" office:value="-402.4973043" calcext:value-type="float">
            <text:p>-402.4973043</text:p>
          </table:table-cell>
          <table:table-cell office:value-type="float" office:value="-61.76" calcext:value-type="float">
            <text:p>-61.76</text:p>
          </table:table-cell>
        </table:table-row>
        <table:table-row table:style-name="ro1">
          <table:table-cell office:value-type="string" calcext:value-type="string">
            <text:p>c1-5</text:p>
          </table:table-cell>
          <table:table-cell office:value-type="float" office:value="0.10864" calcext:value-type="float">
            <text:p>0.10864</text:p>
          </table:table-cell>
          <table:table-cell office:value-type="float" office:value="-402.6003986" calcext:value-type="float">
            <text:p>-402.6003986</text:p>
          </table:table-cell>
          <table:table-cell office:value-type="float" office:value="-402.4917586" calcext:value-type="float">
            <text:p>-402.4917586</text:p>
          </table:table-cell>
          <table:table-cell office:value-type="float" office:value="-62.85" calcext:value-type="float">
            <text:p>-62.85</text:p>
          </table:table-cell>
        </table:table-row>
        <table:table-row table:style-name="ro1">
          <table:table-cell office:value-type="string" calcext:value-type="string">
            <text:p>c1-6</text:p>
          </table:table-cell>
          <table:table-cell office:value-type="float" office:value="0.108611" calcext:value-type="float">
            <text:p>0.108611</text:p>
          </table:table-cell>
          <table:table-cell office:value-type="float" office:value="-402.6039586" calcext:value-type="float">
            <text:p>-402.6039586</text:p>
          </table:table-cell>
          <table:table-cell office:value-type="float" office:value="-402.4953476" calcext:value-type="float">
            <text:p>-402.4953476</text:p>
          </table:table-cell>
          <table:table-cell office:value-type="float" office:value="-60.95" calcext:value-type="float">
            <text:p>-60.95</text:p>
          </table:table-cell>
        </table:table-row>
        <table:table-row table:style-name="ro1">
          <table:table-cell office:value-type="string" calcext:value-type="string">
            <text:p>c1-7</text:p>
          </table:table-cell>
          <table:table-cell office:value-type="float" office:value="0.110585" calcext:value-type="float">
            <text:p>0.110585</text:p>
          </table:table-cell>
          <table:table-cell office:value-type="float" office:value="-402.6194146" calcext:value-type="float">
            <text:p>-402.6194146</text:p>
          </table:table-cell>
          <table:table-cell office:value-type="float" office:value="-402.5088296" calcext:value-type="float">
            <text:p>-402.5088296</text:p>
          </table:table-cell>
          <table:table-cell office:value-type="float" office:value="-58.15" calcext:value-type="float">
            <text:p>-58.15</text:p>
          </table:table-cell>
        </table:table-row>
        <table:table-row table:style-name="ro1">
          <table:table-cell office:value-type="string" calcext:value-type="string">
            <text:p>c2-1</text:p>
          </table:table-cell>
          <table:table-cell office:value-type="float" office:value="0.109873" calcext:value-type="float">
            <text:p>0.109873</text:p>
          </table:table-cell>
          <table:table-cell office:value-type="float" office:value="-402.6192097" calcext:value-type="float">
            <text:p>-402.6192097</text:p>
          </table:table-cell>
          <table:table-cell office:value-type="float" office:value="-402.5093367" calcext:value-type="float">
            <text:p>-402.509336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c2-4</text:p>
          </table:table-cell>
          <table:table-cell office:value-type="float" office:value="0.109245" calcext:value-type="float">
            <text:p>0.109245</text:p>
          </table:table-cell>
          <table:table-cell office:value-type="float" office:value="-402.5917199" calcext:value-type="float">
            <text:p>-402.5917199</text:p>
          </table:table-cell>
          <table:table-cell office:value-type="float" office:value="-402.4824749" calcext:value-type="float">
            <text:p>-402.4824749</text:p>
          </table:table-cell>
          <table:table-cell office:value-type="float" office:value="-63.29" calcext:value-type="float">
            <text:p>-63.29</text:p>
          </table:table-cell>
        </table:table-row>
        <table:table-row table:style-name="ro1">
          <table:table-cell office:value-type="string" calcext:value-type="string">
            <text:p>c2-5</text:p>
          </table:table-cell>
          <table:table-cell office:value-type="float" office:value="0.108827" calcext:value-type="float">
            <text:p>0.108827</text:p>
          </table:table-cell>
          <table:table-cell office:value-type="float" office:value="-402.5845964" calcext:value-type="float">
            <text:p>-402.5845964</text:p>
          </table:table-cell>
          <table:table-cell office:value-type="float" office:value="-402.4757694" calcext:value-type="float">
            <text:p>-402.4757694</text:p>
          </table:table-cell>
          <table:table-cell office:value-type="float" office:value="-64.19" calcext:value-type="float">
            <text:p>-64.19</text:p>
          </table:table-cell>
        </table:table-row>
        <table:table-row table:style-name="ro1">
          <table:table-cell office:value-type="string" calcext:value-type="string">
            <text:p>c3-2</text:p>
          </table:table-cell>
          <table:table-cell office:value-type="float" office:value="0.068851" calcext:value-type="float">
            <text:p>0.068851</text:p>
          </table:table-cell>
          <table:table-cell office:value-type="float" office:value="-706.1720297" calcext:value-type="float">
            <text:p>-706.1720297</text:p>
          </table:table-cell>
          <table:table-cell office:value-type="float" office:value="-706.1031787" calcext:value-type="float">
            <text:p>-706.1031787</text:p>
          </table:table-cell>
          <table:table-cell office:value-type="float" office:value="-56.6" calcext:value-type="float">
            <text:p>-56.6</text:p>
          </table:table-cell>
        </table:table-row>
        <table:table-row table:style-name="ro1">
          <table:table-cell office:value-type="string" calcext:value-type="string">
            <text:p>c3-3</text:p>
          </table:table-cell>
          <table:table-cell office:value-type="float" office:value="0.068389" calcext:value-type="float">
            <text:p>0.068389</text:p>
          </table:table-cell>
          <table:table-cell office:value-type="float" office:value="-706.1596498" calcext:value-type="float">
            <text:p>-706.1596498</text:p>
          </table:table-cell>
          <table:table-cell office:value-type="float" office:value="-706.0912608" calcext:value-type="float">
            <text:p>-706.0912608</text:p>
          </table:table-cell>
          <table:table-cell office:value-type="float" office:value="-57.52" calcext:value-type="float">
            <text:p>-57.52</text:p>
          </table:table-cell>
        </table:table-row>
        <table:table-row table:style-name="ro1">
          <table:table-cell office:value-type="string" calcext:value-type="string">
            <text:p>c3-4</text:p>
          </table:table-cell>
          <table:table-cell office:value-type="float" office:value="0.068052" calcext:value-type="float">
            <text:p>0.068052</text:p>
          </table:table-cell>
          <table:table-cell office:value-type="float" office:value="-706.1467968" calcext:value-type="float">
            <text:p>-706.1467968</text:p>
          </table:table-cell>
          <table:table-cell office:value-type="float" office:value="-706.0787448" calcext:value-type="float">
            <text:p>-706.0787448</text:p>
          </table:table-cell>
          <table:table-cell office:value-type="float" office:value="-56.95" calcext:value-type="float">
            <text:p>-56.95</text:p>
          </table:table-cell>
        </table:table-row>
        <table:table-row table:style-name="ro1">
          <table:table-cell office:value-type="string" calcext:value-type="string">
            <text:p>c3-5</text:p>
          </table:table-cell>
          <table:table-cell office:value-type="float" office:value="0.067763" calcext:value-type="float">
            <text:p>0.067763</text:p>
          </table:table-cell>
          <table:table-cell office:value-type="float" office:value="-706.1400554" calcext:value-type="float">
            <text:p>-706.1400554</text:p>
          </table:table-cell>
          <table:table-cell office:value-type="float" office:value="-706.0722924" calcext:value-type="float">
            <text:p>-706.0722924</text:p>
          </table:table-cell>
          <table:table-cell office:value-type="float" office:value="-58.62" calcext:value-type="float">
            <text:p>-58.62</text:p>
          </table:table-cell>
        </table:table-row>
        <table:table-row table:style-name="ro1">
          <table:table-cell office:value-type="string" calcext:value-type="string">
            <text:p>c3-6</text:p>
          </table:table-cell>
          <table:table-cell office:value-type="float" office:value="0.067711" calcext:value-type="float">
            <text:p>0.067711</text:p>
          </table:table-cell>
          <table:table-cell office:value-type="float" office:value="-706.142823" calcext:value-type="float">
            <text:p>-706.142823</text:p>
          </table:table-cell>
          <table:table-cell office:value-type="float" office:value="-706.075112" calcext:value-type="float">
            <text:p>-706.075112</text:p>
          </table:table-cell>
          <table:table-cell office:value-type="float" office:value="-58.1" calcext:value-type="float">
            <text:p>-58.1</text:p>
          </table:table-cell>
        </table:table-row>
        <table:table-row table:style-name="ro1">
          <table:table-cell office:value-type="string" calcext:value-type="string">
            <text:p>c3-7</text:p>
          </table:table-cell>
          <table:table-cell office:value-type="float" office:value="0.068101" calcext:value-type="float">
            <text:p>0.068101</text:p>
          </table:table-cell>
          <table:table-cell office:value-type="float" office:value="-706.1510055" calcext:value-type="float">
            <text:p>-706.1510055</text:p>
          </table:table-cell>
          <table:table-cell office:value-type="float" office:value="-706.0829045" calcext:value-type="float">
            <text:p>-706.0829045</text:p>
          </table:table-cell>
          <table:table-cell office:value-type="float" office:value="-58.09" calcext:value-type="float">
            <text:p>-58.09</text:p>
          </table:table-cell>
        </table:table-row>
        <table:table-row table:style-name="ro1">
          <table:table-cell office:value-type="string" calcext:value-type="string">
            <text:p>c4-1</text:p>
          </table:table-cell>
          <table:table-cell office:value-type="float" office:value="0.068555" calcext:value-type="float">
            <text:p>0.068555</text:p>
          </table:table-cell>
          <table:table-cell office:value-type="float" office:value="-706.1577938" calcext:value-type="float">
            <text:p>-706.1577938</text:p>
          </table:table-cell>
          <table:table-cell office:value-type="float" office:value="-706.0892388" calcext:value-type="float">
            <text:p>-706.0892388</text:p>
          </table:table-cell>
          <table:table-cell office:value-type="float" office:value="-55.61" calcext:value-type="float">
            <text:p>-55.61</text:p>
          </table:table-cell>
        </table:table-row>
        <table:table-row table:style-name="ro1">
          <table:table-cell office:value-type="string" calcext:value-type="string">
            <text:p>c4-4</text:p>
          </table:table-cell>
          <table:table-cell office:value-type="float" office:value="0.067402" calcext:value-type="float">
            <text:p>0.067402</text:p>
          </table:table-cell>
          <table:table-cell office:value-type="float" office:value="-706.1285685" calcext:value-type="float">
            <text:p>-706.1285685</text:p>
          </table:table-cell>
          <table:table-cell office:value-type="float" office:value="-706.0611665" calcext:value-type="float">
            <text:p>-706.0611665</text:p>
          </table:table-cell>
          <table:table-cell office:value-type="float" office:value="-57.41" calcext:value-type="float">
            <text:p>-57.41</text:p>
          </table:table-cell>
        </table:table-row>
        <table:table-row table:style-name="ro1">
          <table:table-cell office:value-type="string" calcext:value-type="string">
            <text:p>c4-5</text:p>
          </table:table-cell>
          <table:table-cell office:value-type="float" office:value="0.066793" calcext:value-type="float">
            <text:p>0.066793</text:p>
          </table:table-cell>
          <table:table-cell office:value-type="float" office:value="-706.1236296" calcext:value-type="float">
            <text:p>-706.1236296</text:p>
          </table:table-cell>
          <table:table-cell office:value-type="float" office:value="-706.0568366" calcext:value-type="float">
            <text:p>-706.0568366</text:p>
          </table:table-cell>
          <table:table-cell office:value-type="float" office:value="-57.73" calcext:value-type="float">
            <text:p>-57.73</text:p>
          </table:table-cell>
        </table:table-row>
        <table:table-row table:style-name="ro1">
          <table:table-cell office:value-type="string" calcext:value-type="string">
            <text:p>c5-2</text:p>
          </table:table-cell>
          <table:table-cell office:value-type="float" office:value="0.072256" calcext:value-type="float">
            <text:p>0.072256</text:p>
          </table:table-cell>
          <table:table-cell office:value-type="float" office:value="-383.1793099" calcext:value-type="float">
            <text:p>-383.1793099</text:p>
          </table:table-cell>
          <table:table-cell office:value-type="float" office:value="-383.1070539" calcext:value-type="float">
            <text:p>-383.1070539</text:p>
          </table:table-cell>
          <table:table-cell office:value-type="float" office:value="-57.63" calcext:value-type="float">
            <text:p>-57.63</text:p>
          </table:table-cell>
        </table:table-row>
        <table:table-row table:style-name="ro1">
          <table:table-cell office:value-type="string" calcext:value-type="string">
            <text:p>c5-3</text:p>
          </table:table-cell>
          <table:table-cell office:value-type="float" office:value="0.072483" calcext:value-type="float">
            <text:p>0.072483</text:p>
          </table:table-cell>
          <table:table-cell office:value-type="float" office:value="-383.1717247" calcext:value-type="float">
            <text:p>-383.1717247</text:p>
          </table:table-cell>
          <table:table-cell office:value-type="float" office:value="-383.0992417" calcext:value-type="float">
            <text:p>-383.0992417</text:p>
          </table:table-cell>
          <table:table-cell office:value-type="float" office:value="-58.85" calcext:value-type="float">
            <text:p>-58.85</text:p>
          </table:table-cell>
        </table:table-row>
        <table:table-row table:style-name="ro1">
          <table:table-cell office:value-type="string" calcext:value-type="string">
            <text:p>c5-4</text:p>
          </table:table-cell>
          <table:table-cell office:value-type="float" office:value="0.072135" calcext:value-type="float">
            <text:p>0.072135</text:p>
          </table:table-cell>
          <table:table-cell office:value-type="float" office:value="-383.1570986" calcext:value-type="float">
            <text:p>-383.1570986</text:p>
          </table:table-cell>
          <table:table-cell office:value-type="float" office:value="-383.0849636" calcext:value-type="float">
            <text:p>-383.0849636</text:p>
          </table:table-cell>
          <table:table-cell office:value-type="float" office:value="-58.8" calcext:value-type="float">
            <text:p>-58.8</text:p>
          </table:table-cell>
        </table:table-row>
        <table:table-row table:style-name="ro1">
          <table:table-cell office:value-type="string" calcext:value-type="string">
            <text:p>c5-5</text:p>
          </table:table-cell>
          <table:table-cell office:value-type="float" office:value="0.071809" calcext:value-type="float">
            <text:p>0.071809</text:p>
          </table:table-cell>
          <table:table-cell office:value-type="float" office:value="-383.1496977" calcext:value-type="float">
            <text:p>-383.1496977</text:p>
          </table:table-cell>
          <table:table-cell office:value-type="float" office:value="-383.0778887" calcext:value-type="float">
            <text:p>-383.0778887</text:p>
          </table:table-cell>
          <table:table-cell office:value-type="float" office:value="-60.26" calcext:value-type="float">
            <text:p>-60.26</text:p>
          </table:table-cell>
        </table:table-row>
        <table:table-row table:style-name="ro1">
          <table:table-cell office:value-type="string" calcext:value-type="string">
            <text:p>c5-6</text:p>
          </table:table-cell>
          <table:table-cell office:value-type="float" office:value="0.071794" calcext:value-type="float">
            <text:p>0.071794</text:p>
          </table:table-cell>
          <table:table-cell office:value-type="float" office:value="-383.1526758" calcext:value-type="float">
            <text:p>-383.1526758</text:p>
          </table:table-cell>
          <table:table-cell office:value-type="float" office:value="-383.0808818" calcext:value-type="float">
            <text:p>-383.0808818</text:p>
          </table:table-cell>
          <table:table-cell office:value-type="float" office:value="-59.82" calcext:value-type="float">
            <text:p>-59.82</text:p>
          </table:table-cell>
        </table:table-row>
        <table:table-row table:style-name="ro1">
          <table:table-cell office:value-type="string" calcext:value-type="string">
            <text:p>c5-7</text:p>
          </table:table-cell>
          <table:table-cell office:value-type="float" office:value="0.072196" calcext:value-type="float">
            <text:p>0.072196</text:p>
          </table:table-cell>
          <table:table-cell office:value-type="float" office:value="-383.1639229" calcext:value-type="float">
            <text:p>-383.1639229</text:p>
          </table:table-cell>
          <table:table-cell office:value-type="float" office:value="-383.0917269" calcext:value-type="float">
            <text:p>-383.0917269</text:p>
          </table:table-cell>
          <table:table-cell office:value-type="float" office:value="-60.66" calcext:value-type="float">
            <text:p>-60.66</text:p>
          </table:table-cell>
        </table:table-row>
        <table:table-row table:style-name="ro1">
          <table:table-cell office:value-type="string" calcext:value-type="string">
            <text:p>c6-1</text:p>
          </table:table-cell>
          <table:table-cell office:value-type="float" office:value="0.071706" calcext:value-type="float">
            <text:p>0.071706</text:p>
          </table:table-cell>
          <table:table-cell office:value-type="float" office:value="-383.1562376" calcext:value-type="float">
            <text:p>-383.1562376</text:p>
          </table:table-cell>
          <table:table-cell office:value-type="float" office:value="-383.0845316" calcext:value-type="float">
            <text:p>-383.0845316</text:p>
          </table:table-cell>
          <table:table-cell office:value-type="float" office:value="-57.93" calcext:value-type="float">
            <text:p>-57.93</text:p>
          </table:table-cell>
        </table:table-row>
        <table:table-row table:style-name="ro1">
          <table:table-cell office:value-type="string" calcext:value-type="string">
            <text:p>c6-4</text:p>
          </table:table-cell>
          <table:table-cell office:value-type="float" office:value="0.071522" calcext:value-type="float">
            <text:p>0.071522</text:p>
          </table:table-cell>
          <table:table-cell office:value-type="float" office:value="-383.1360714" calcext:value-type="float">
            <text:p>-383.1360714</text:p>
          </table:table-cell>
          <table:table-cell office:value-type="float" office:value="-383.0645494" calcext:value-type="float">
            <text:p>-383.0645494</text:p>
          </table:table-cell>
          <table:table-cell office:value-type="float" office:value="-58.17" calcext:value-type="float">
            <text:p>-58.17</text:p>
          </table:table-cell>
        </table:table-row>
        <table:table-row table:style-name="ro1">
          <table:table-cell office:value-type="string" calcext:value-type="string">
            <text:p>c6-5</text:p>
          </table:table-cell>
          <table:table-cell office:value-type="float" office:value="0.070905" calcext:value-type="float">
            <text:p>0.070905</text:p>
          </table:table-cell>
          <table:table-cell office:value-type="float" office:value="-383.128804" calcext:value-type="float">
            <text:p>-383.128804</text:p>
          </table:table-cell>
          <table:table-cell office:value-type="float" office:value="-383.057899" calcext:value-type="float">
            <text:p>-383.057899</text:p>
          </table:table-cell>
          <table:table-cell office:value-type="float" office:value="-58.62" calcext:value-type="float">
            <text:p>-58.62</text:p>
          </table:table-cell>
        </table:table-row>
        <table:table-row table:style-name="ro1">
          <table:table-cell office:value-type="string" calcext:value-type="string">
            <text:p>c7-1</text:p>
          </table:table-cell>
          <table:table-cell office:value-type="float" office:value="0.083562" calcext:value-type="float">
            <text:p>0.083562</text:p>
          </table:table-cell>
          <table:table-cell office:value-type="float" office:value="-363.2712205" calcext:value-type="float">
            <text:p>-363.2712205</text:p>
          </table:table-cell>
          <table:table-cell office:value-type="float" office:value="-363.1876585" calcext:value-type="float">
            <text:p>-363.1876585</text:p>
          </table:table-cell>
          <table:table-cell office:value-type="float" office:value="-62.22" calcext:value-type="float">
            <text:p>-62.22</text:p>
          </table:table-cell>
        </table:table-row>
        <table:table-row table:style-name="ro1">
          <table:table-cell office:value-type="string" calcext:value-type="string">
            <text:p>c7-2</text:p>
          </table:table-cell>
          <table:table-cell office:value-type="float" office:value="0.083833" calcext:value-type="float">
            <text:p>0.083833</text:p>
          </table:table-cell>
          <table:table-cell office:value-type="float" office:value="-363.2717091" calcext:value-type="float">
            <text:p>-363.2717091</text:p>
          </table:table-cell>
          <table:table-cell office:value-type="float" office:value="-363.1878761" calcext:value-type="float">
            <text:p>-363.1878761</text:p>
          </table:table-cell>
          <table:table-cell office:value-type="float" office:value="-62.81" calcext:value-type="float">
            <text:p>-62.81</text:p>
          </table:table-cell>
        </table:table-row>
        <table:table-row table:style-name="ro1">
          <table:table-cell office:value-type="string" calcext:value-type="string">
            <text:p>c7-3</text:p>
          </table:table-cell>
          <table:table-cell office:value-type="float" office:value="0.084368" calcext:value-type="float">
            <text:p>0.084368</text:p>
          </table:table-cell>
          <table:table-cell office:value-type="float" office:value="-363.2884505" calcext:value-type="float">
            <text:p>-363.2884505</text:p>
          </table:table-cell>
          <table:table-cell office:value-type="float" office:value="-363.2040825" calcext:value-type="float">
            <text:p>-363.2040825</text:p>
          </table:table-cell>
          <table:table-cell office:value-type="float" office:value="-58.79" calcext:value-type="float">
            <text:p>-58.79</text:p>
          </table:table-cell>
        </table:table-row>
        <table:table-row table:style-name="ro1">
          <table:table-cell office:value-type="string" calcext:value-type="string">
            <text:p>c7-5</text:p>
          </table:table-cell>
          <table:table-cell office:value-type="float" office:value="0.084245" calcext:value-type="float">
            <text:p>0.084245</text:p>
          </table:table-cell>
          <table:table-cell office:value-type="float" office:value="-363.295935" calcext:value-type="float">
            <text:p>-363.295935</text:p>
          </table:table-cell>
          <table:table-cell office:value-type="float" office:value="-363.21169" calcext:value-type="float">
            <text:p>-363.21169</text:p>
          </table:table-cell>
          <table:table-cell office:value-type="float" office:value="-55.08" calcext:value-type="float">
            <text:p>-55.08</text:p>
          </table:table-cell>
        </table:table-row>
        <table:table-row table:style-name="ro1">
          <table:table-cell office:value-type="string" calcext:value-type="string">
            <text:p>c7-6</text:p>
          </table:table-cell>
          <table:table-cell office:value-type="float" office:value="0.08366" calcext:value-type="float">
            <text:p>0.08366</text:p>
          </table:table-cell>
          <table:table-cell office:value-type="float" office:value="-363.2808411" calcext:value-type="float">
            <text:p>-363.2808411</text:p>
          </table:table-cell>
          <table:table-cell office:value-type="float" office:value="-363.1971811" calcext:value-type="float">
            <text:p>-363.1971811</text:p>
          </table:table-cell>
          <table:table-cell office:value-type="float" office:value="-56.92" calcext:value-type="float">
            <text:p>-56.92</text:p>
          </table:table-cell>
        </table:table-row>
        <table:table-row table:style-name="ro1">
          <table:table-cell office:value-type="string" calcext:value-type="string">
            <text:p>c7-7</text:p>
          </table:table-cell>
          <table:table-cell office:value-type="float" office:value="0.083468" calcext:value-type="float">
            <text:p>0.083468</text:p>
          </table:table-cell>
          <table:table-cell office:value-type="float" office:value="-363.274761" calcext:value-type="float">
            <text:p>-363.274761</text:p>
          </table:table-cell>
          <table:table-cell office:value-type="float" office:value="-363.191293" calcext:value-type="float">
            <text:p>-363.191293</text:p>
          </table:table-cell>
          <table:table-cell office:value-type="float" office:value="-58.01" calcext:value-type="float">
            <text:p>-58.01</text:p>
          </table:table-cell>
        </table:table-row>
        <table:table-row table:style-name="ro1">
          <table:table-cell office:value-type="string" calcext:value-type="string">
            <text:p>c7-8</text:p>
          </table:table-cell>
          <table:table-cell office:value-type="float" office:value="0.083475" calcext:value-type="float">
            <text:p>0.083475</text:p>
          </table:table-cell>
          <table:table-cell office:value-type="float" office:value="-363.2790198" calcext:value-type="float">
            <text:p>-363.2790198</text:p>
          </table:table-cell>
          <table:table-cell office:value-type="float" office:value="-363.1955448" calcext:value-type="float">
            <text:p>-363.1955448</text:p>
          </table:table-cell>
          <table:table-cell office:value-type="float" office:value="-59.04" calcext:value-type="float">
            <text:p>-59.04</text:p>
          </table:table-cell>
        </table:table-row>
        <table:table-row table:style-name="ro1">
          <table:table-cell office:value-type="string" calcext:value-type="string">
            <text:p>c8-2</text:p>
          </table:table-cell>
          <table:table-cell office:value-type="float" office:value="0.074635" calcext:value-type="float">
            <text:p>0.074635</text:p>
          </table:table-cell>
          <table:table-cell office:value-type="float" office:value="-450.7580965" calcext:value-type="float">
            <text:p>-450.7580965</text:p>
          </table:table-cell>
          <table:table-cell office:value-type="float" office:value="-450.6834615" calcext:value-type="float">
            <text:p>-450.6834615</text:p>
          </table:table-cell>
          <table:table-cell office:value-type="float" office:value="-69.53" calcext:value-type="float">
            <text:p>-69.53</text:p>
          </table:table-cell>
        </table:table-row>
        <table:table-row table:style-name="ro1">
          <table:table-cell office:value-type="string" calcext:value-type="string">
            <text:p>c8-6</text:p>
          </table:table-cell>
          <table:table-cell office:value-type="float" office:value="0.075087" calcext:value-type="float">
            <text:p>0.075087</text:p>
          </table:table-cell>
          <table:table-cell office:value-type="float" office:value="-450.7676341" calcext:value-type="float">
            <text:p>-450.7676341</text:p>
          </table:table-cell>
          <table:table-cell office:value-type="float" office:value="-450.6925471" calcext:value-type="float">
            <text:p>-450.6925471</text:p>
          </table:table-cell>
          <table:table-cell office:value-type="float" office:value="-67.99" calcext:value-type="float">
            <text:p>-67.99</text:p>
          </table:table-cell>
        </table:table-row>
        <table:table-row table:style-name="ro1">
          <table:table-cell office:value-type="string" calcext:value-type="string">
            <text:p>c8-8</text:p>
          </table:table-cell>
          <table:table-cell office:value-type="float" office:value="0.076371" calcext:value-type="float">
            <text:p>0.076371</text:p>
          </table:table-cell>
          <table:table-cell office:value-type="float" office:value="-450.8011128" calcext:value-type="float">
            <text:p>-450.8011128</text:p>
          </table:table-cell>
          <table:table-cell office:value-type="float" office:value="-450.7247418" calcext:value-type="float">
            <text:p>-450.7247418</text:p>
          </table:table-cell>
          <table:table-cell office:value-type="float" office:value="-58.72" calcext:value-type="float">
            <text:p>-58.72</text:p>
          </table:table-cell>
        </table:table-row>
        <table:table-row table:style-name="ro1">
          <table:table-cell office:value-type="string" calcext:value-type="string">
            <text:p>c9-2</text:p>
          </table:table-cell>
          <table:table-cell office:value-type="float" office:value="0.059758" calcext:value-type="float">
            <text:p>0.059758</text:p>
          </table:table-cell>
          <table:table-cell office:value-type="float" office:value="-399.2499445" calcext:value-type="float">
            <text:p>-399.2499445</text:p>
          </table:table-cell>
          <table:table-cell office:value-type="float" office:value="-399.1901865" calcext:value-type="float">
            <text:p>-399.1901865</text:p>
          </table:table-cell>
          <table:table-cell office:value-type="float" office:value="-60.23" calcext:value-type="float">
            <text:p>-60.23</text:p>
          </table:table-cell>
        </table:table-row>
        <table:table-row table:style-name="ro1">
          <table:table-cell office:value-type="string" calcext:value-type="string">
            <text:p>c9-4</text:p>
          </table:table-cell>
          <table:table-cell office:value-type="float" office:value="0.061289" calcext:value-type="float">
            <text:p>0.061289</text:p>
          </table:table-cell>
          <table:table-cell office:value-type="float" office:value="-399.2275334" calcext:value-type="float">
            <text:p>-399.2275334</text:p>
          </table:table-cell>
          <table:table-cell office:value-type="float" office:value="-399.1662444" calcext:value-type="float">
            <text:p>-399.1662444</text:p>
          </table:table-cell>
          <table:table-cell office:value-type="float" office:value="-59.71" calcext:value-type="float">
            <text:p>-59.71</text:p>
          </table:table-cell>
        </table:table-row>
        <table:table-row table:style-name="ro1">
          <table:table-cell office:value-type="string" calcext:value-type="string">
            <text:p>c9-5</text:p>
          </table:table-cell>
          <table:table-cell office:value-type="float" office:value="0.060691" calcext:value-type="float">
            <text:p>0.060691</text:p>
          </table:table-cell>
          <table:table-cell office:value-type="float" office:value="-399.2138727" calcext:value-type="float">
            <text:p>-399.2138727</text:p>
          </table:table-cell>
          <table:table-cell office:value-type="float" office:value="-399.1531817" calcext:value-type="float">
            <text:p>-399.1531817</text:p>
          </table:table-cell>
          <table:table-cell office:value-type="float" office:value="-59.45" calcext:value-type="float">
            <text:p>-59.45</text:p>
          </table:table-cell>
        </table:table-row>
        <table:table-row table:style-name="ro1">
          <table:table-cell office:value-type="string" calcext:value-type="string">
            <text:p>c9-6</text:p>
          </table:table-cell>
          <table:table-cell office:value-type="float" office:value="0.06061" calcext:value-type="float">
            <text:p>0.06061</text:p>
          </table:table-cell>
          <table:table-cell office:value-type="float" office:value="-399.2101167" calcext:value-type="float">
            <text:p>-399.2101167</text:p>
          </table:table-cell>
          <table:table-cell office:value-type="float" office:value="-399.1495067" calcext:value-type="float">
            <text:p>-399.1495067</text:p>
          </table:table-cell>
          <table:table-cell office:value-type="float" office:value="-60.71" calcext:value-type="float">
            <text:p>-60.71</text:p>
          </table:table-cell>
        </table:table-row>
        <table:table-row table:style-name="ro1">
          <table:table-cell office:value-type="string" calcext:value-type="string">
            <text:p>c9-7</text:p>
          </table:table-cell>
          <table:table-cell office:value-type="float" office:value="0.060816" calcext:value-type="float">
            <text:p>0.060816</text:p>
          </table:table-cell>
          <table:table-cell office:value-type="float" office:value="-399.216248" calcext:value-type="float">
            <text:p>-399.216248</text:p>
          </table:table-cell>
          <table:table-cell office:value-type="float" office:value="-399.155432" calcext:value-type="float">
            <text:p>-399.155432</text:p>
          </table:table-cell>
          <table:table-cell office:value-type="float" office:value="-61.74" calcext:value-type="float">
            <text:p>-61.74</text:p>
          </table:table-cell>
        </table:table-row>
        <table:table-row table:style-name="ro1">
          <table:table-cell office:value-type="string" calcext:value-type="string">
            <text:p>c10-2</text:p>
          </table:table-cell>
          <table:table-cell office:value-type="float" office:value="0.057073" calcext:value-type="float">
            <text:p>0.057073</text:p>
          </table:table-cell>
          <table:table-cell office:value-type="float" office:value="-722.232014" calcext:value-type="float">
            <text:p>-722.232014</text:p>
          </table:table-cell>
          <table:table-cell office:value-type="float" office:value="-722.174941" calcext:value-type="float">
            <text:p>-722.174941</text:p>
          </table:table-cell>
          <table:table-cell office:value-type="float" office:value="-58.45" calcext:value-type="float">
            <text:p>-58.45</text:p>
          </table:table-cell>
        </table:table-row>
        <table:table-row table:style-name="ro1">
          <table:table-cell office:value-type="string" calcext:value-type="string">
            <text:p>c10-4</text:p>
          </table:table-cell>
          <table:table-cell office:value-type="float" office:value="0.056915" calcext:value-type="float">
            <text:p>0.056915</text:p>
          </table:table-cell>
          <table:table-cell office:value-type="float" office:value="-722.2080717" calcext:value-type="float">
            <text:p>-722.2080717</text:p>
          </table:table-cell>
          <table:table-cell office:value-type="float" office:value="-722.1511567" calcext:value-type="float">
            <text:p>-722.1511567</text:p>
          </table:table-cell>
          <table:table-cell office:value-type="float" office:value="-57.62" calcext:value-type="float">
            <text:p>-57.62</text:p>
          </table:table-cell>
        </table:table-row>
        <table:table-row table:style-name="ro1">
          <table:table-cell office:value-type="string" calcext:value-type="string">
            <text:p>c10-5</text:p>
          </table:table-cell>
          <table:table-cell office:value-type="float" office:value="0.056414" calcext:value-type="float">
            <text:p>0.056414</text:p>
          </table:table-cell>
          <table:table-cell office:value-type="float" office:value="-722.1984174" calcext:value-type="float">
            <text:p>-722.1984174</text:p>
          </table:table-cell>
          <table:table-cell office:value-type="float" office:value="-722.1420034" calcext:value-type="float">
            <text:p>-722.1420034</text:p>
          </table:table-cell>
          <table:table-cell office:value-type="float" office:value="-58.24" calcext:value-type="float">
            <text:p>-58.24</text:p>
          </table:table-cell>
        </table:table-row>
        <table:table-row table:style-name="ro1">
          <table:table-cell office:value-type="string" calcext:value-type="string">
            <text:p>c10-6</text:p>
          </table:table-cell>
          <table:table-cell office:value-type="float" office:value="0.056337" calcext:value-type="float">
            <text:p>0.056337</text:p>
          </table:table-cell>
          <table:table-cell office:value-type="float" office:value="-722.1945655" calcext:value-type="float">
            <text:p>-722.1945655</text:p>
          </table:table-cell>
          <table:table-cell office:value-type="float" office:value="-722.1382285" calcext:value-type="float">
            <text:p>-722.1382285</text:p>
          </table:table-cell>
          <table:table-cell office:value-type="float" office:value="-59.67" calcext:value-type="float">
            <text:p>-59.67</text:p>
          </table:table-cell>
        </table:table-row>
        <table:table-row table:style-name="ro1">
          <table:table-cell office:value-type="string" calcext:value-type="string">
            <text:p>c10-7</text:p>
          </table:table-cell>
          <table:table-cell office:value-type="float" office:value="0.056419" calcext:value-type="float">
            <text:p>0.056419</text:p>
          </table:table-cell>
          <table:table-cell office:value-type="float" office:value="-722.1989613" calcext:value-type="float">
            <text:p>-722.1989613</text:p>
          </table:table-cell>
          <table:table-cell office:value-type="float" office:value="-722.1425423" calcext:value-type="float">
            <text:p>-722.1425423</text:p>
          </table:table-cell>
          <table:table-cell office:value-type="float" office:value="-60.68" calcext:value-type="float">
            <text:p>-60.68</text:p>
          </table:table-cell>
        </table:table-row>
        <table:table-row table:style-name="ro1">
          <table:table-cell office:value-type="string" calcext:value-type="string">
            <text:p>c11-2</text:p>
          </table:table-cell>
          <table:table-cell office:value-type="float" office:value="0.099065" calcext:value-type="float">
            <text:p>0.099065</text:p>
          </table:table-cell>
          <table:table-cell office:value-type="float" office:value="-418.6961316" calcext:value-type="float">
            <text:p>-418.6961316</text:p>
          </table:table-cell>
          <table:table-cell office:value-type="float" office:value="-418.5970666" calcext:value-type="float">
            <text:p>-418.5970666</text:p>
          </table:table-cell>
          <table:table-cell office:value-type="float" office:value="-60.8" calcext:value-type="float">
            <text:p>-60.8</text:p>
          </table:table-cell>
        </table:table-row>
        <table:table-row table:style-name="ro1">
          <table:table-cell office:value-type="string" calcext:value-type="string">
            <text:p>c11-4</text:p>
          </table:table-cell>
          <table:table-cell office:value-type="float" office:value="0.098207" calcext:value-type="float">
            <text:p>0.098207</text:p>
          </table:table-cell>
          <table:table-cell office:value-type="float" office:value="-418.664157" calcext:value-type="float">
            <text:p>-418.664157</text:p>
          </table:table-cell>
          <table:table-cell office:value-type="float" office:value="-418.56595" calcext:value-type="float">
            <text:p>-418.56595</text:p>
          </table:table-cell>
          <table:table-cell office:value-type="float" office:value="-67.26" calcext:value-type="float">
            <text:p>-67.26</text:p>
          </table:table-cell>
        </table:table-row>
        <table:table-row table:style-name="ro1">
          <table:table-cell office:value-type="string" calcext:value-type="string">
            <text:p>c11-5</text:p>
          </table:table-cell>
          <table:table-cell office:value-type="float" office:value="0.098197" calcext:value-type="float">
            <text:p>0.098197</text:p>
          </table:table-cell>
          <table:table-cell office:value-type="float" office:value="-418.6604014" calcext:value-type="float">
            <text:p>-418.6604014</text:p>
          </table:table-cell>
          <table:table-cell office:value-type="float" office:value="-418.5622044" calcext:value-type="float">
            <text:p>-418.5622044</text:p>
          </table:table-cell>
          <table:table-cell office:value-type="float" office:value="-65.98" calcext:value-type="float">
            <text:p>-65.98</text:p>
          </table:table-cell>
        </table:table-row>
        <table:table-row table:style-name="ro1">
          <table:table-cell office:value-type="string" calcext:value-type="string">
            <text:p>c11-6</text:p>
          </table:table-cell>
          <table:table-cell office:value-type="float" office:value="0.09843" calcext:value-type="float">
            <text:p>0.09843</text:p>
          </table:table-cell>
          <table:table-cell office:value-type="float" office:value="-418.6646333" calcext:value-type="float">
            <text:p>-418.6646333</text:p>
          </table:table-cell>
          <table:table-cell office:value-type="float" office:value="-418.5662033" calcext:value-type="float">
            <text:p>-418.5662033</text:p>
          </table:table-cell>
          <table:table-cell office:value-type="float" office:value="-63.66" calcext:value-type="float">
            <text:p>-63.66</text:p>
          </table:table-cell>
        </table:table-row>
        <table:table-row table:style-name="ro1">
          <table:table-cell office:value-type="string" calcext:value-type="string">
            <text:p>c11-7</text:p>
          </table:table-cell>
          <table:table-cell office:value-type="float" office:value="0.09981" calcext:value-type="float">
            <text:p>0.09981</text:p>
          </table:table-cell>
          <table:table-cell office:value-type="float" office:value="-418.6814025" calcext:value-type="float">
            <text:p>-418.6814025</text:p>
          </table:table-cell>
          <table:table-cell office:value-type="float" office:value="-418.5815925" calcext:value-type="float">
            <text:p>-418.5815925</text:p>
          </table:table-cell>
          <table:table-cell office:value-type="float" office:value="-60.32" calcext:value-type="float">
            <text:p>-60.32</text:p>
          </table:table-cell>
        </table:table-row>
        <table:table-row table:style-name="ro1">
          <table:table-cell office:value-type="string" calcext:value-type="string">
            <text:p>c12-3</text:p>
          </table:table-cell>
          <table:table-cell office:value-type="float" office:value="0.0965" calcext:value-type="float">
            <text:p>0.0965</text:p>
          </table:table-cell>
          <table:table-cell office:value-type="float" office:value="-418.6571017" calcext:value-type="float">
            <text:p>-418.6571017</text:p>
          </table:table-cell>
          <table:table-cell office:value-type="float" office:value="-418.5606017" calcext:value-type="float">
            <text:p>-418.5606017</text:p>
          </table:table-cell>
          <table:table-cell office:value-type="float" office:value="-62.49" calcext:value-type="float">
            <text:p>-62.49</text:p>
          </table:table-cell>
        </table:table-row>
        <table:table-row table:style-name="ro1">
          <table:table-cell office:value-type="string" calcext:value-type="string">
            <text:p>c12-4</text:p>
          </table:table-cell>
          <table:table-cell office:value-type="float" office:value="0.098097" calcext:value-type="float">
            <text:p>0.098097</text:p>
          </table:table-cell>
          <table:table-cell office:value-type="float" office:value="-418.6518315" calcext:value-type="float">
            <text:p>-418.6518315</text:p>
          </table:table-cell>
          <table:table-cell office:value-type="float" office:value="-418.5537345" calcext:value-type="float">
            <text:p>-418.5537345</text:p>
          </table:table-cell>
          <table:table-cell office:value-type="float" office:value="-58.48" calcext:value-type="float">
            <text:p>-58.48</text:p>
          </table:table-cell>
        </table:table-row>
        <table:table-row table:style-name="ro1">
          <table:table-cell office:value-type="string" calcext:value-type="string">
            <text:p>c12-5</text:p>
          </table:table-cell>
          <table:table-cell office:value-type="float" office:value="0.097737" calcext:value-type="float">
            <text:p>0.097737</text:p>
          </table:table-cell>
          <table:table-cell office:value-type="float" office:value="-418.6441098" calcext:value-type="float">
            <text:p>-418.6441098</text:p>
          </table:table-cell>
          <table:table-cell office:value-type="float" office:value="-418.5463728" calcext:value-type="float">
            <text:p>-418.5463728</text:p>
          </table:table-cell>
          <table:table-cell office:value-type="float" office:value="-59.51" calcext:value-type="float">
            <text:p>-59.51</text:p>
          </table:table-cell>
        </table:table-row>
        <table:table-row table:style-name="ro1">
          <table:table-cell office:value-type="string" calcext:value-type="string">
            <text:p>c12-6</text:p>
          </table:table-cell>
          <table:table-cell office:value-type="float" office:value="0.098135" calcext:value-type="float">
            <text:p>0.098135</text:p>
          </table:table-cell>
          <table:table-cell office:value-type="float" office:value="-418.6480765" calcext:value-type="float">
            <text:p>-418.6480765</text:p>
          </table:table-cell>
          <table:table-cell office:value-type="float" office:value="-418.5499415" calcext:value-type="float">
            <text:p>-418.5499415</text:p>
          </table:table-cell>
          <table:table-cell office:value-type="float" office:value="-58.34" calcext:value-type="float">
            <text:p>-58.34</text:p>
          </table:table-cell>
        </table:table-row>
        <table:table-row table:style-name="ro1">
          <table:table-cell office:value-type="string" calcext:value-type="string">
            <text:p>c12-7</text:p>
          </table:table-cell>
          <table:table-cell office:value-type="float" office:value="0.099619" calcext:value-type="float">
            <text:p>0.099619</text:p>
          </table:table-cell>
          <table:table-cell office:value-type="float" office:value="-418.6624061" calcext:value-type="float">
            <text:p>-418.6624061</text:p>
          </table:table-cell>
          <table:table-cell office:value-type="float" office:value="-418.5627871" calcext:value-type="float">
            <text:p>-418.5627871</text:p>
          </table:table-cell>
          <table:table-cell office:value-type="float" office:value="-55.81" calcext:value-type="float">
            <text:p>-55.81</text:p>
          </table:table-cell>
        </table:table-row>
        <table:table-row table:style-name="ro1">
          <table:table-cell office:value-type="string" calcext:value-type="string">
            <text:p>c13-3</text:p>
          </table:table-cell>
          <table:table-cell office:value-type="float" office:value="0.056934" calcext:value-type="float">
            <text:p>0.056934</text:p>
          </table:table-cell>
          <table:table-cell office:value-type="float" office:value="-722.2095958" calcext:value-type="float">
            <text:p>-722.2095958</text:p>
          </table:table-cell>
          <table:table-cell office:value-type="float" office:value="-722.1526618" calcext:value-type="float">
            <text:p>-722.1526618</text:p>
          </table:table-cell>
          <table:table-cell office:value-type="float" office:value="-60.36" calcext:value-type="float">
            <text:p>-60.36</text:p>
          </table:table-cell>
        </table:table-row>
        <table:table-row table:style-name="ro1">
          <table:table-cell office:value-type="string" calcext:value-type="string">
            <text:p>c13-4</text:p>
          </table:table-cell>
          <table:table-cell office:value-type="float" office:value="0.056851" calcext:value-type="float">
            <text:p>0.056851</text:p>
          </table:table-cell>
          <table:table-cell office:value-type="float" office:value="-722.2007518" calcext:value-type="float">
            <text:p>-722.2007518</text:p>
          </table:table-cell>
          <table:table-cell office:value-type="float" office:value="-722.1439008" calcext:value-type="float">
            <text:p>-722.1439008</text:p>
          </table:table-cell>
          <table:table-cell office:value-type="float" office:value="-55.21" calcext:value-type="float">
            <text:p>-55.21</text:p>
          </table:table-cell>
        </table:table-row>
        <table:table-row table:style-name="ro1">
          <table:table-cell office:value-type="string" calcext:value-type="string">
            <text:p>c13-5</text:p>
          </table:table-cell>
          <table:table-cell office:value-type="float" office:value="0.056385" calcext:value-type="float">
            <text:p>0.056385</text:p>
          </table:table-cell>
          <table:table-cell office:value-type="float" office:value="-722.1921352" calcext:value-type="float">
            <text:p>-722.1921352</text:p>
          </table:table-cell>
          <table:table-cell office:value-type="float" office:value="-722.1357502" calcext:value-type="float">
            <text:p>-722.1357502</text:p>
          </table:table-cell>
          <table:table-cell office:value-type="float" office:value="-56.44" calcext:value-type="float">
            <text:p>-56.44</text:p>
          </table:table-cell>
        </table:table-row>
        <table:table-row table:style-name="ro1">
          <table:table-cell office:value-type="string" calcext:value-type="string">
            <text:p>c13-6</text:p>
          </table:table-cell>
          <table:table-cell office:value-type="float" office:value="0.056492" calcext:value-type="float">
            <text:p>0.056492</text:p>
          </table:table-cell>
          <table:table-cell office:value-type="float" office:value="-722.1952835" calcext:value-type="float">
            <text:p>-722.1952835</text:p>
          </table:table-cell>
          <table:table-cell office:value-type="float" office:value="-722.1387915" calcext:value-type="float">
            <text:p>-722.1387915</text:p>
          </table:table-cell>
          <table:table-cell office:value-type="float" office:value="-55.96" calcext:value-type="float">
            <text:p>-55.96</text:p>
          </table:table-cell>
        </table:table-row>
        <table:table-row table:style-name="ro1">
          <table:table-cell office:value-type="string" calcext:value-type="string">
            <text:p>c13-7</text:p>
          </table:table-cell>
          <table:table-cell office:value-type="float" office:value="0.056868" calcext:value-type="float">
            <text:p>0.056868</text:p>
          </table:table-cell>
          <table:table-cell office:value-type="float" office:value="-722.202355" calcext:value-type="float">
            <text:p>-722.202355</text:p>
          </table:table-cell>
          <table:table-cell office:value-type="float" office:value="-722.145487" calcext:value-type="float">
            <text:p>-722.145487</text:p>
          </table:table-cell>
          <table:table-cell office:value-type="float" office:value="-56.33" calcext:value-type="float">
            <text:p>-56.33</text:p>
          </table:table-cell>
        </table:table-row>
        <table:table-row table:style-name="ro1">
          <table:table-cell office:value-type="string" calcext:value-type="string">
            <text:p>c14-3</text:p>
          </table:table-cell>
          <table:table-cell office:value-type="float" office:value="0.060547" calcext:value-type="float">
            <text:p>0.060547</text:p>
          </table:table-cell>
          <table:table-cell office:value-type="float" office:value="-399.2015608" calcext:value-type="float">
            <text:p>-399.2015608</text:p>
          </table:table-cell>
          <table:table-cell office:value-type="float" office:value="-399.1410138" calcext:value-type="float">
            <text:p>-399.1410138</text:p>
          </table:table-cell>
          <table:table-cell office:value-type="float" office:value="-61.85" calcext:value-type="float">
            <text:p>-61.85</text:p>
          </table:table-cell>
        </table:table-row>
        <table:table-row table:style-name="ro1">
          <table:table-cell office:value-type="string" calcext:value-type="string">
            <text:p>c14-4</text:p>
          </table:table-cell>
          <table:table-cell office:value-type="float" office:value="0.060454" calcext:value-type="float">
            <text:p>0.060454</text:p>
          </table:table-cell>
          <table:table-cell office:value-type="float" office:value="-399.1855995" calcext:value-type="float">
            <text:p>-399.1855995</text:p>
          </table:table-cell>
          <table:table-cell office:value-type="float" office:value="-399.1251455" calcext:value-type="float">
            <text:p>-399.1251455</text:p>
          </table:table-cell>
          <table:table-cell office:value-type="float" office:value="-56.21" calcext:value-type="float">
            <text:p>-56.21</text:p>
          </table:table-cell>
        </table:table-row>
        <table:table-row table:style-name="ro1">
          <table:table-cell office:value-type="string" calcext:value-type="string">
            <text:p>c14-5</text:p>
          </table:table-cell>
          <table:table-cell office:value-type="float" office:value="0.059996" calcext:value-type="float">
            <text:p>0.059996</text:p>
          </table:table-cell>
          <table:table-cell office:value-type="float" office:value="-399.1757007" calcext:value-type="float">
            <text:p>-399.1757007</text:p>
          </table:table-cell>
          <table:table-cell office:value-type="float" office:value="-399.1157047" calcext:value-type="float">
            <text:p>-399.1157047</text:p>
          </table:table-cell>
          <table:table-cell office:value-type="float" office:value="-57.57" calcext:value-type="float">
            <text:p>-57.57</text:p>
          </table:table-cell>
        </table:table-row>
        <table:table-row table:style-name="ro1">
          <table:table-cell office:value-type="string" calcext:value-type="string">
            <text:p>c14-6</text:p>
          </table:table-cell>
          <table:table-cell office:value-type="float" office:value="0.060125" calcext:value-type="float">
            <text:p>0.060125</text:p>
          </table:table-cell>
          <table:table-cell office:value-type="float" office:value="-399.1791287" calcext:value-type="float">
            <text:p>-399.1791287</text:p>
          </table:table-cell>
          <table:table-cell office:value-type="float" office:value="-399.1190037" calcext:value-type="float">
            <text:p>-399.1190037</text:p>
          </table:table-cell>
          <table:table-cell office:value-type="float" office:value="-57.47" calcext:value-type="float">
            <text:p>-57.47</text:p>
          </table:table-cell>
        </table:table-row>
        <table:table-row table:style-name="ro1">
          <table:table-cell office:value-type="string" calcext:value-type="string">
            <text:p>c14-7</text:p>
          </table:table-cell>
          <table:table-cell office:value-type="float" office:value="0.060563" calcext:value-type="float">
            <text:p>0.060563</text:p>
          </table:table-cell>
          <table:table-cell office:value-type="float" office:value="-399.1878547" calcext:value-type="float">
            <text:p>-399.1878547</text:p>
          </table:table-cell>
          <table:table-cell office:value-type="float" office:value="-399.1272917" calcext:value-type="float">
            <text:p>-399.1272917</text:p>
          </table:table-cell>
          <table:table-cell office:value-type="float" office:value="-59.21" calcext:value-type="float">
            <text:p>-59.21</text:p>
          </table:table-cell>
        </table:table-row>
        <table:table-row table:style-name="ro1">
          <table:table-cell office:value-type="string" calcext:value-type="string">
            <text:p>d1-1</text:p>
          </table:table-cell>
          <table:table-cell office:value-type="float" office:value="0.101029" calcext:value-type="float">
            <text:p>0.101029</text:p>
          </table:table-cell>
          <table:table-cell office:value-type="float" office:value="-385.3723705" calcext:value-type="float">
            <text:p>-385.3723705</text:p>
          </table:table-cell>
          <table:table-cell office:value-type="float" office:value="-385.2713415" calcext:value-type="float">
            <text:p>-385.2713415</text:p>
          </table:table-cell>
          <table:table-cell office:value-type="float" office:value="-56.16" calcext:value-type="float">
            <text:p>-56.16</text:p>
          </table:table-cell>
        </table:table-row>
        <table:table-row table:style-name="ro1">
          <table:table-cell office:value-type="string" calcext:value-type="string">
            <text:p>d1-2</text:p>
          </table:table-cell>
          <table:table-cell office:value-type="float" office:value="0.100806" calcext:value-type="float">
            <text:p>0.100806</text:p>
          </table:table-cell>
          <table:table-cell office:value-type="float" office:value="-385.3703844" calcext:value-type="float">
            <text:p>-385.3703844</text:p>
          </table:table-cell>
          <table:table-cell office:value-type="float" office:value="-385.2695784" calcext:value-type="float">
            <text:p>-385.2695784</text:p>
          </table:table-cell>
          <table:table-cell office:value-type="float" office:value="-56.69" calcext:value-type="float">
            <text:p>-56.69</text:p>
          </table:table-cell>
        </table:table-row>
        <table:table-row table:style-name="ro1">
          <table:table-cell office:value-type="string" calcext:value-type="string">
            <text:p>d2-2</text:p>
          </table:table-cell>
          <table:table-cell office:value-type="float" office:value="0.088432" calcext:value-type="float">
            <text:p>0.088432</text:p>
          </table:table-cell>
          <table:table-cell office:value-type="float" office:value="-401.4122192" calcext:value-type="float">
            <text:p>-401.4122192</text:p>
          </table:table-cell>
          <table:table-cell office:value-type="float" office:value="-401.3237872" calcext:value-type="float">
            <text:p>-401.3237872</text:p>
          </table:table-cell>
          <table:table-cell office:value-type="float" office:value="-60.83" calcext:value-type="float">
            <text:p>-60.83</text:p>
          </table:table-cell>
        </table:table-row>
        <table:table-row table:style-name="ro1">
          <table:table-cell office:value-type="string" calcext:value-type="string">
            <text:p>d2-3</text:p>
          </table:table-cell>
          <table:table-cell office:value-type="float" office:value="0.089514" calcext:value-type="float">
            <text:p>0.089514</text:p>
          </table:table-cell>
          <table:table-cell office:value-type="float" office:value="-401.4243376" calcext:value-type="float">
            <text:p>-401.4243376</text:p>
          </table:table-cell>
          <table:table-cell office:value-type="float" office:value="-401.3348236" calcext:value-type="float">
            <text:p>-401.3348236</text:p>
          </table:table-cell>
          <table:table-cell office:value-type="float" office:value="-56.52" calcext:value-type="float">
            <text:p>-56.52</text:p>
          </table:table-cell>
        </table:table-row>
        <table:table-row table:style-name="ro1">
          <table:table-cell office:value-type="string" calcext:value-type="string">
            <text:p>d2-4</text:p>
          </table:table-cell>
          <table:table-cell office:value-type="float" office:value="0.089839" calcext:value-type="float">
            <text:p>0.089839</text:p>
          </table:table-cell>
          <table:table-cell office:value-type="float" office:value="-401.4290998" calcext:value-type="float">
            <text:p>-401.4290998</text:p>
          </table:table-cell>
          <table:table-cell office:value-type="float" office:value="-401.3392608" calcext:value-type="float">
            <text:p>-401.3392608</text:p>
          </table:table-cell>
          <table:table-cell office:value-type="float" office:value="-55.51" calcext:value-type="float">
            <text:p>-55.51</text:p>
          </table:table-cell>
        </table:table-row>
        <table:table-row table:style-name="ro1">
          <table:table-cell office:value-type="string" calcext:value-type="string">
            <text:p>d2-5</text:p>
          </table:table-cell>
          <table:table-cell office:value-type="float" office:value="0.089696" calcext:value-type="float">
            <text:p>0.089696</text:p>
          </table:table-cell>
          <table:table-cell office:value-type="float" office:value="-401.4224836" calcext:value-type="float">
            <text:p>-401.4224836</text:p>
          </table:table-cell>
          <table:table-cell office:value-type="float" office:value="-401.3327876" calcext:value-type="float">
            <text:p>-401.3327876</text:p>
          </table:table-cell>
          <table:table-cell office:value-type="float" office:value="-56.36" calcext:value-type="float">
            <text:p>-56.36</text:p>
          </table:table-cell>
        </table:table-row>
        <table:table-row table:style-name="ro1">
          <table:table-cell office:value-type="string" calcext:value-type="string">
            <text:p>d2-6</text:p>
          </table:table-cell>
          <table:table-cell office:value-type="float" office:value="0.08927" calcext:value-type="float">
            <text:p>0.08927</text:p>
          </table:table-cell>
          <table:table-cell office:value-type="float" office:value="-401.4182379" calcext:value-type="float">
            <text:p>-401.4182379</text:p>
          </table:table-cell>
          <table:table-cell office:value-type="float" office:value="-401.3289679" calcext:value-type="float">
            <text:p>-401.3289679</text:p>
          </table:table-cell>
          <table:table-cell office:value-type="float" office:value="-57.37" calcext:value-type="float">
            <text:p>-57.37</text:p>
          </table:table-cell>
        </table:table-row>
        <table:table-row table:style-name="ro1">
          <table:table-cell office:value-type="string" calcext:value-type="string">
            <text:p>d2-7</text:p>
          </table:table-cell>
          <table:table-cell office:value-type="float" office:value="0.089128" calcext:value-type="float">
            <text:p>0.089128</text:p>
          </table:table-cell>
          <table:table-cell office:value-type="float" office:value="-401.4167721" calcext:value-type="float">
            <text:p>-401.4167721</text:p>
          </table:table-cell>
          <table:table-cell office:value-type="float" office:value="-401.3276441" calcext:value-type="float">
            <text:p>-401.3276441</text:p>
          </table:table-cell>
          <table:table-cell office:value-type="float" office:value="-58.64" calcext:value-type="float">
            <text:p>-58.64</text:p>
          </table:table-cell>
        </table:table-row>
        <table:table-row table:style-name="ro1">
          <table:table-cell office:value-type="string" calcext:value-type="string">
            <text:p>d2-8</text:p>
          </table:table-cell>
          <table:table-cell office:value-type="float" office:value="0.088827" calcext:value-type="float">
            <text:p>0.088827</text:p>
          </table:table-cell>
          <table:table-cell office:value-type="float" office:value="-401.4120302" calcext:value-type="float">
            <text:p>-401.4120302</text:p>
          </table:table-cell>
          <table:table-cell office:value-type="float" office:value="-401.3232032" calcext:value-type="float">
            <text:p>-401.3232032</text:p>
          </table:table-cell>
          <table:table-cell office:value-type="float" office:value="-61.43" calcext:value-type="float">
            <text:p>-61.43</text:p>
          </table:table-cell>
        </table:table-row>
        <table:table-row table:style-name="ro1">
          <table:table-cell office:value-type="string" calcext:value-type="string">
            <text:p>d3-1</text:p>
          </table:table-cell>
          <table:table-cell office:value-type="float" office:value="0.088861" calcext:value-type="float">
            <text:p>0.088861</text:p>
          </table:table-cell>
          <table:table-cell office:value-type="float" office:value="-401.413583" calcext:value-type="float">
            <text:p>-401.413583</text:p>
          </table:table-cell>
          <table:table-cell office:value-type="float" office:value="-401.324722" calcext:value-type="float">
            <text:p>-401.324722</text:p>
          </table:table-cell>
          <table:table-cell office:value-type="float" office:value="-60.3" calcext:value-type="float">
            <text:p>-60.3</text:p>
          </table:table-cell>
        </table:table-row>
        <table:table-row table:style-name="ro1">
          <table:table-cell office:value-type="string" calcext:value-type="string">
            <text:p>d3-3</text:p>
          </table:table-cell>
          <table:table-cell office:value-type="float" office:value="0.088088" calcext:value-type="float">
            <text:p>0.088088</text:p>
          </table:table-cell>
          <table:table-cell office:value-type="float" office:value="-401.4069821" calcext:value-type="float">
            <text:p>-401.4069821</text:p>
          </table:table-cell>
          <table:table-cell office:value-type="float" office:value="-401.3188941" calcext:value-type="float">
            <text:p>-401.3188941</text:p>
          </table:table-cell>
          <table:table-cell office:value-type="float" office:value="-61.29" calcext:value-type="float">
            <text:p>-61.29</text:p>
          </table:table-cell>
        </table:table-row>
        <table:table-row table:style-name="ro1">
          <table:table-cell office:value-type="string" calcext:value-type="string">
            <text:p>d3-4</text:p>
          </table:table-cell>
          <table:table-cell office:value-type="float" office:value="0.089726" calcext:value-type="float">
            <text:p>0.089726</text:p>
          </table:table-cell>
          <table:table-cell office:value-type="float" office:value="-401.4226612" calcext:value-type="float">
            <text:p>-401.4226612</text:p>
          </table:table-cell>
          <table:table-cell office:value-type="float" office:value="-401.3329352" calcext:value-type="float">
            <text:p>-401.3329352</text:p>
          </table:table-cell>
          <table:table-cell office:value-type="float" office:value="-57.37" calcext:value-type="float">
            <text:p>-57.37</text:p>
          </table:table-cell>
        </table:table-row>
        <table:table-row table:style-name="ro1">
          <table:table-cell office:value-type="string" calcext:value-type="string">
            <text:p>d3-5</text:p>
          </table:table-cell>
          <table:table-cell office:value-type="float" office:value="0.08974" calcext:value-type="float">
            <text:p>0.08974</text:p>
          </table:table-cell>
          <table:table-cell office:value-type="float" office:value="-401.4230122" calcext:value-type="float">
            <text:p>-401.4230122</text:p>
          </table:table-cell>
          <table:table-cell office:value-type="float" office:value="-401.3332722" calcext:value-type="float">
            <text:p>-401.3332722</text:p>
          </table:table-cell>
          <table:table-cell office:value-type="float" office:value="-55.07" calcext:value-type="float">
            <text:p>-55.07</text:p>
          </table:table-cell>
        </table:table-row>
        <table:table-row table:style-name="ro1">
          <table:table-cell office:value-type="string" calcext:value-type="string">
            <text:p>d3-6</text:p>
          </table:table-cell>
          <table:table-cell office:value-type="float" office:value="0.089536" calcext:value-type="float">
            <text:p>0.089536</text:p>
          </table:table-cell>
          <table:table-cell office:value-type="float" office:value="-401.4214273" calcext:value-type="float">
            <text:p>-401.4214273</text:p>
          </table:table-cell>
          <table:table-cell office:value-type="float" office:value="-401.3318913" calcext:value-type="float">
            <text:p>-401.3318913</text:p>
          </table:table-cell>
          <table:table-cell office:value-type="float" office:value="-55.17" calcext:value-type="float">
            <text:p>-55.17</text:p>
          </table:table-cell>
        </table:table-row>
        <table:table-row table:style-name="ro1">
          <table:table-cell office:value-type="string" calcext:value-type="string">
            <text:p>d3-7</text:p>
          </table:table-cell>
          <table:table-cell office:value-type="float" office:value="0.089387" calcext:value-type="float">
            <text:p>0.089387</text:p>
          </table:table-cell>
          <table:table-cell office:value-type="float" office:value="-401.4202104" calcext:value-type="float">
            <text:p>-401.4202104</text:p>
          </table:table-cell>
          <table:table-cell office:value-type="float" office:value="-401.3308234" calcext:value-type="float">
            <text:p>-401.3308234</text:p>
          </table:table-cell>
          <table:table-cell office:value-type="float" office:value="-55.53" calcext:value-type="float">
            <text:p>-55.53</text:p>
          </table:table-cell>
        </table:table-row>
        <table:table-row table:style-name="ro1">
          <table:table-cell office:value-type="string" calcext:value-type="string">
            <text:p>d3-8</text:p>
          </table:table-cell>
          <table:table-cell office:value-type="float" office:value="0.089761" calcext:value-type="float">
            <text:p>0.089761</text:p>
          </table:table-cell>
          <table:table-cell office:value-type="float" office:value="-401.423729" calcext:value-type="float">
            <text:p>-401.423729</text:p>
          </table:table-cell>
          <table:table-cell office:value-type="float" office:value="-401.333968" calcext:value-type="float">
            <text:p>-401.333968</text:p>
          </table:table-cell>
          <table:table-cell office:value-type="float" office:value="-55.13" calcext:value-type="float">
            <text:p>-55.13</text:p>
          </table:table-cell>
        </table:table-row>
        <table:table-row table:style-name="ro1">
          <table:table-cell office:value-type="string" calcext:value-type="string">
            <text:p>d4-2</text:p>
          </table:table-cell>
          <table:table-cell office:value-type="float" office:value="0.076853" calcext:value-type="float">
            <text:p>0.076853</text:p>
          </table:table-cell>
          <table:table-cell office:value-type="float" office:value="-417.4639156" calcext:value-type="float">
            <text:p>-417.4639156</text:p>
          </table:table-cell>
          <table:table-cell office:value-type="float" office:value="-417.3870626" calcext:value-type="float">
            <text:p>-417.3870626</text:p>
          </table:table-cell>
          <table:table-cell office:value-type="float" office:value="-59.01" calcext:value-type="float">
            <text:p>-59.01</text:p>
          </table:table-cell>
        </table:table-row>
        <table:table-row table:style-name="ro1">
          <table:table-cell office:value-type="string" calcext:value-type="string">
            <text:p>d4-5</text:p>
          </table:table-cell>
          <table:table-cell office:value-type="float" office:value="0.07732" calcext:value-type="float">
            <text:p>0.07732</text:p>
          </table:table-cell>
          <table:table-cell office:value-type="float" office:value="-417.4598001" calcext:value-type="float">
            <text:p>-417.4598001</text:p>
          </table:table-cell>
          <table:table-cell office:value-type="float" office:value="-417.3824801" calcext:value-type="float">
            <text:p>-417.3824801</text:p>
          </table:table-cell>
          <table:table-cell office:value-type="float" office:value="-59.78" calcext:value-type="float">
            <text:p>-59.78</text:p>
          </table:table-cell>
        </table:table-row>
        <table:table-row table:style-name="ro1">
          <table:table-cell office:value-type="string" calcext:value-type="string">
            <text:p>d4-6</text:p>
          </table:table-cell>
          <table:table-cell office:value-type="float" office:value="0.077231" calcext:value-type="float">
            <text:p>0.077231</text:p>
          </table:table-cell>
          <table:table-cell office:value-type="float" office:value="-417.4621629" calcext:value-type="float">
            <text:p>-417.4621629</text:p>
          </table:table-cell>
          <table:table-cell office:value-type="float" office:value="-417.3849319" calcext:value-type="float">
            <text:p>-417.3849319</text:p>
          </table:table-cell>
          <table:table-cell office:value-type="float" office:value="-57.34" calcext:value-type="float">
            <text:p>-57.34</text:p>
          </table:table-cell>
        </table:table-row>
        <table:table-row table:style-name="ro1">
          <table:table-cell office:value-type="string" calcext:value-type="string">
            <text:p>d5-3</text:p>
          </table:table-cell>
          <table:table-cell office:value-type="float" office:value="0.075779" calcext:value-type="float">
            <text:p>0.075779</text:p>
          </table:table-cell>
          <table:table-cell office:value-type="float" office:value="-417.4283166" calcext:value-type="float">
            <text:p>-417.4283166</text:p>
          </table:table-cell>
          <table:table-cell office:value-type="float" office:value="-417.3525376" calcext:value-type="float">
            <text:p>-417.3525376</text:p>
          </table:table-cell>
          <table:table-cell office:value-type="float" office:value="-61.85" calcext:value-type="float">
            <text:p>-61.85</text:p>
          </table:table-cell>
        </table:table-row>
        <table:table-row table:style-name="ro1">
          <table:table-cell office:value-type="string" calcext:value-type="string">
            <text:p>d5-4</text:p>
          </table:table-cell>
          <table:table-cell office:value-type="float" office:value="0.07773" calcext:value-type="float">
            <text:p>0.07773</text:p>
          </table:table-cell>
          <table:table-cell office:value-type="float" office:value="-417.4473295" calcext:value-type="float">
            <text:p>-417.4473295</text:p>
          </table:table-cell>
          <table:table-cell office:value-type="float" office:value="-417.3695995" calcext:value-type="float">
            <text:p>-417.3695995</text:p>
          </table:table-cell>
          <table:table-cell office:value-type="float" office:value="-56.59" calcext:value-type="float">
            <text:p>-56.59</text:p>
          </table:table-cell>
        </table:table-row>
        <table:table-row table:style-name="ro1">
          <table:table-cell office:value-type="string" calcext:value-type="string">
            <text:p>d5-5</text:p>
          </table:table-cell>
          <table:table-cell office:value-type="float" office:value="0.077442" calcext:value-type="float">
            <text:p>0.077442</text:p>
          </table:table-cell>
          <table:table-cell office:value-type="float" office:value="-417.4401746" calcext:value-type="float">
            <text:p>-417.4401746</text:p>
          </table:table-cell>
          <table:table-cell office:value-type="float" office:value="-417.3627326" calcext:value-type="float">
            <text:p>-417.3627326</text:p>
          </table:table-cell>
          <table:table-cell office:value-type="float" office:value="-55.39" calcext:value-type="float">
            <text:p>-55.39</text:p>
          </table:table-cell>
        </table:table-row>
        <table:table-row table:style-name="ro1">
          <table:table-cell office:value-type="string" calcext:value-type="string">
            <text:p>d5-6</text:p>
          </table:table-cell>
          <table:table-cell office:value-type="float" office:value="0.076969" calcext:value-type="float">
            <text:p>0.076969</text:p>
          </table:table-cell>
          <table:table-cell office:value-type="float" office:value="-417.4365756" calcext:value-type="float">
            <text:p>-417.4365756</text:p>
          </table:table-cell>
          <table:table-cell office:value-type="float" office:value="-417.3596066" calcext:value-type="float">
            <text:p>-417.3596066</text:p>
          </table:table-cell>
          <table:table-cell office:value-type="float" office:value="-55.64" calcext:value-type="float">
            <text:p>-55.64</text:p>
          </table:table-cell>
        </table:table-row>
        <table:table-row table:style-name="ro1">
          <table:table-cell office:value-type="string" calcext:value-type="string">
            <text:p>d5-7</text:p>
          </table:table-cell>
          <table:table-cell office:value-type="float" office:value="0.076471" calcext:value-type="float">
            <text:p>0.076471</text:p>
          </table:table-cell>
          <table:table-cell office:value-type="float" office:value="-417.4334415" calcext:value-type="float">
            <text:p>-417.4334415</text:p>
          </table:table-cell>
          <table:table-cell office:value-type="float" office:value="-417.3569705" calcext:value-type="float">
            <text:p>-417.3569705</text:p>
          </table:table-cell>
          <table:table-cell office:value-type="float" office:value="-57.75" calcext:value-type="float">
            <text:p>-57.75</text:p>
          </table:table-cell>
        </table:table-row>
        <table:table-row table:style-name="ro1">
          <table:table-cell office:value-type="string" calcext:value-type="string">
            <text:p>d5-8</text:p>
          </table:table-cell>
          <table:table-cell office:value-type="float" office:value="0.076521" calcext:value-type="float">
            <text:p>0.076521</text:p>
          </table:table-cell>
          <table:table-cell office:value-type="float" office:value="-417.4298312" calcext:value-type="float">
            <text:p>-417.4298312</text:p>
          </table:table-cell>
          <table:table-cell office:value-type="float" office:value="-417.3533102" calcext:value-type="float">
            <text:p>-417.3533102</text:p>
          </table:table-cell>
          <table:table-cell office:value-type="float" office:value="-60.59" calcext:value-type="float">
            <text:p>-60.59</text:p>
          </table:table-cell>
        </table:table-row>
        <table:table-row table:style-name="ro1">
          <table:table-cell office:value-type="string" calcext:value-type="string">
            <text:p>d6-1</text:p>
          </table:table-cell>
          <table:table-cell office:value-type="float" office:value="0.076073" calcext:value-type="float">
            <text:p>0.076073</text:p>
          </table:table-cell>
          <table:table-cell office:value-type="float" office:value="-417.4360285" calcext:value-type="float">
            <text:p>-417.4360285</text:p>
          </table:table-cell>
          <table:table-cell office:value-type="float" office:value="-417.3599555" calcext:value-type="float">
            <text:p>-417.3599555</text:p>
          </table:table-cell>
          <table:table-cell office:value-type="float" office:value="-63.97" calcext:value-type="float">
            <text:p>-63.97</text:p>
          </table:table-cell>
        </table:table-row>
        <table:table-row table:style-name="ro1">
          <table:table-cell office:value-type="string" calcext:value-type="string">
            <text:p>d6-5</text:p>
          </table:table-cell>
          <table:table-cell office:value-type="float" office:value="0.077533" calcext:value-type="float">
            <text:p>0.077533</text:p>
          </table:table-cell>
          <table:table-cell office:value-type="float" office:value="-417.4452227" calcext:value-type="float">
            <text:p>-417.4452227</text:p>
          </table:table-cell>
          <table:table-cell office:value-type="float" office:value="-417.3676897" calcext:value-type="float">
            <text:p>-417.3676897</text:p>
          </table:table-cell>
          <table:table-cell office:value-type="float" office:value="-55.43" calcext:value-type="float">
            <text:p>-55.43</text:p>
          </table:table-cell>
        </table:table-row>
        <table:table-row table:style-name="ro1">
          <table:table-cell office:value-type="string" calcext:value-type="string">
            <text:p>d6-6</text:p>
          </table:table-cell>
          <table:table-cell office:value-type="float" office:value="0.077172" calcext:value-type="float">
            <text:p>0.077172</text:p>
          </table:table-cell>
          <table:table-cell office:value-type="float" office:value="-417.4420582" calcext:value-type="float">
            <text:p>-417.4420582</text:p>
          </table:table-cell>
          <table:table-cell office:value-type="float" office:value="-417.3648862" calcext:value-type="float">
            <text:p>-417.3648862</text:p>
          </table:table-cell>
          <table:table-cell office:value-type="float" office:value="-55.31" calcext:value-type="float">
            <text:p>-55.31</text:p>
          </table:table-cell>
        </table:table-row>
        <table:table-row table:style-name="ro1">
          <table:table-cell office:value-type="string" calcext:value-type="string">
            <text:p>d7-2</text:p>
          </table:table-cell>
          <table:table-cell office:value-type="float" office:value="0.075457" calcext:value-type="float">
            <text:p>0.075457</text:p>
          </table:table-cell>
          <table:table-cell office:value-type="float" office:value="-417.4575899" calcext:value-type="float">
            <text:p>-417.4575899</text:p>
          </table:table-cell>
          <table:table-cell office:value-type="float" office:value="-417.3821329" calcext:value-type="float">
            <text:p>-417.3821329</text:p>
          </table:table-cell>
          <table:table-cell office:value-type="float" office:value="-64.53" calcext:value-type="float">
            <text:p>-64.53</text:p>
          </table:table-cell>
        </table:table-row>
        <table:table-row table:style-name="ro1">
          <table:table-cell office:value-type="string" calcext:value-type="string">
            <text:p>d7-4</text:p>
          </table:table-cell>
          <table:table-cell office:value-type="float" office:value="0.077737" calcext:value-type="float">
            <text:p>0.077737</text:p>
          </table:table-cell>
          <table:table-cell office:value-type="float" office:value="-417.4738983" calcext:value-type="float">
            <text:p>-417.4738983</text:p>
          </table:table-cell>
          <table:table-cell office:value-type="float" office:value="-417.3961613" calcext:value-type="float">
            <text:p>-417.3961613</text:p>
          </table:table-cell>
          <table:table-cell office:value-type="float" office:value="-59.03" calcext:value-type="float">
            <text:p>-59.03</text:p>
          </table:table-cell>
        </table:table-row>
        <table:table-row table:style-name="ro1">
          <table:table-cell office:value-type="string" calcext:value-type="string">
            <text:p>d7-5</text:p>
          </table:table-cell>
          <table:table-cell office:value-type="float" office:value="0.078465" calcext:value-type="float">
            <text:p>0.078465</text:p>
          </table:table-cell>
          <table:table-cell office:value-type="float" office:value="-417.477584" calcext:value-type="float">
            <text:p>-417.477584</text:p>
          </table:table-cell>
          <table:table-cell office:value-type="float" office:value="-417.399119" calcext:value-type="float">
            <text:p>-417.399119</text:p>
          </table:table-cell>
          <table:table-cell office:value-type="float" office:value="-54.59" calcext:value-type="float">
            <text:p>-54.59</text:p>
          </table:table-cell>
        </table:table-row>
        <table:table-row table:style-name="ro1">
          <table:table-cell office:value-type="string" calcext:value-type="string">
            <text:p>d7-6</text:p>
          </table:table-cell>
          <table:table-cell office:value-type="float" office:value="0.077803" calcext:value-type="float">
            <text:p>0.077803</text:p>
          </table:table-cell>
          <table:table-cell office:value-type="float" office:value="-417.4718405" calcext:value-type="float">
            <text:p>-417.4718405</text:p>
          </table:table-cell>
          <table:table-cell office:value-type="float" office:value="-417.3940375" calcext:value-type="float">
            <text:p>-417.3940375</text:p>
          </table:table-cell>
          <table:table-cell office:value-type="float" office:value="-55.35" calcext:value-type="float">
            <text:p>-55.35</text:p>
          </table:table-cell>
        </table:table-row>
        <table:table-row table:style-name="ro1">
          <table:table-cell office:value-type="string" calcext:value-type="string">
            <text:p>d7-7</text:p>
          </table:table-cell>
          <table:table-cell office:value-type="float" office:value="0.077864" calcext:value-type="float">
            <text:p>0.077864</text:p>
          </table:table-cell>
          <table:table-cell office:value-type="float" office:value="-417.4718346" calcext:value-type="float">
            <text:p>-417.4718346</text:p>
          </table:table-cell>
          <table:table-cell office:value-type="float" office:value="-417.3939706" calcext:value-type="float">
            <text:p>-417.3939706</text:p>
          </table:table-cell>
          <table:table-cell office:value-type="float" office:value="-56.19" calcext:value-type="float">
            <text:p>-56.19</text:p>
          </table:table-cell>
        </table:table-row>
        <table:table-row table:style-name="ro1">
          <table:table-cell office:value-type="string" calcext:value-type="string">
            <text:p>d7-8</text:p>
          </table:table-cell>
          <table:table-cell office:value-type="float" office:value="0.077596" calcext:value-type="float">
            <text:p>0.077596</text:p>
          </table:table-cell>
          <table:table-cell office:value-type="float" office:value="-417.4672152" calcext:value-type="float">
            <text:p>-417.4672152</text:p>
          </table:table-cell>
          <table:table-cell office:value-type="float" office:value="-417.3896192" calcext:value-type="float">
            <text:p>-417.3896192</text:p>
          </table:table-cell>
          <table:table-cell office:value-type="float" office:value="-59.42" calcext:value-type="float">
            <text:p>-59.42</text:p>
          </table:table-cell>
        </table:table-row>
        <table:table-row table:style-name="ro1">
          <table:table-cell office:value-type="string" calcext:value-type="string">
            <text:p>d8-2</text:p>
          </table:table-cell>
          <table:table-cell office:value-type="float" office:value="0.052258" calcext:value-type="float">
            <text:p>0.052258</text:p>
          </table:table-cell>
          <table:table-cell office:value-type="float" office:value="-449.5458335" calcext:value-type="float">
            <text:p>-449.5458335</text:p>
          </table:table-cell>
          <table:table-cell office:value-type="float" office:value="-449.4935755" calcext:value-type="float">
            <text:p>-449.4935755</text:p>
          </table:table-cell>
          <table:table-cell office:value-type="float" office:value="-66.13" calcext:value-type="float">
            <text:p>-66.13</text:p>
          </table:table-cell>
        </table:table-row>
        <table:table-row table:style-name="ro1">
          <table:table-cell office:value-type="string" calcext:value-type="string">
            <text:p>d8-4</text:p>
          </table:table-cell>
          <table:table-cell office:value-type="float" office:value="0.053602" calcext:value-type="float">
            <text:p>0.053602</text:p>
          </table:table-cell>
          <table:table-cell office:value-type="float" office:value="-449.557297" calcext:value-type="float">
            <text:p>-449.557297</text:p>
          </table:table-cell>
          <table:table-cell office:value-type="float" office:value="-449.503695" calcext:value-type="float">
            <text:p>-449.503695</text:p>
          </table:table-cell>
          <table:table-cell office:value-type="float" office:value="-63.27" calcext:value-type="float">
            <text:p>-63.27</text:p>
          </table:table-cell>
        </table:table-row>
        <table:table-row table:style-name="ro1">
          <table:table-cell office:value-type="string" calcext:value-type="string">
            <text:p>d8-6</text:p>
          </table:table-cell>
          <table:table-cell office:value-type="float" office:value="0.05314" calcext:value-type="float">
            <text:p>0.05314</text:p>
          </table:table-cell>
          <table:table-cell office:value-type="float" office:value="-449.5621296" calcext:value-type="float">
            <text:p>-449.5621296</text:p>
          </table:table-cell>
          <table:table-cell office:value-type="float" office:value="-449.5089896" calcext:value-type="float">
            <text:p>-449.5089896</text:p>
          </table:table-cell>
          <table:table-cell office:value-type="float" office:value="-58.46" calcext:value-type="float">
            <text:p>-58.46</text:p>
          </table:table-cell>
        </table:table-row>
        <table:table-row table:style-name="ro1">
          <table:table-cell office:value-type="string" calcext:value-type="string">
            <text:p>d8-7</text:p>
          </table:table-cell>
          <table:table-cell office:value-type="float" office:value="0.053628" calcext:value-type="float">
            <text:p>0.053628</text:p>
          </table:table-cell>
          <table:table-cell office:value-type="float" office:value="-449.5612609" calcext:value-type="float">
            <text:p>-449.5612609</text:p>
          </table:table-cell>
          <table:table-cell office:value-type="float" office:value="-449.5076329" calcext:value-type="float">
            <text:p>-449.5076329</text:p>
          </table:table-cell>
          <table:table-cell office:value-type="float" office:value="-59.54" calcext:value-type="float">
            <text:p>-59.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6:11:51.331876960</meta:creation-date>
    <dc:date>2022-11-08T17:36:14.131000996</dc:date>
    <meta:editing-duration>PT5M38S</meta:editing-duration>
    <meta:editing-cycles>4</meta:editing-cycles>
    <meta:generator>LibreOffice/7.4.1.2$MacOSX_AARCH64 LibreOffice_project/3c58a8f3a960df8bc8fd77b461821e42c061c5f0</meta:generator>
    <meta:document-statistic meta:table-count="1" meta:cell-count="960" meta:object-count="0"/>
  </office:meta>
</office:document-meta>
</file>